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3" svg:font-family="Arial" style:font-adornments="Regular" style:font-family-generic="swiss" style:font-pitch="variable"/>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face style:name="Lucidasans1" svg:font-family="Lucidasans" style:font-pitch="variable"/>
    <style:font-face style:name="Mincho" svg:font-family="Mincho" style:font-pitch="variable"/>
    <style:font-face style:name="Nimbus Roman No9 L" svg:font-family="'Nimbus Roman No9 L'" style:font-family-generic="roman" style:font-pitch="variable"/>
    <style:font-face style:name="Nimbus Roman No9 L1" svg:font-family="'Nimbus Roman No9 L'" style:font-adornments="Regular Italic" style:font-pitch="variable"/>
    <style:font-face style:name="Nimbus Roman No9 L2" svg:font-family="'Nimbus Roman No9 L'" style:font-adornments="Standard" style:font-pitch="variable"/>
    <style:font-face style:name="Nimbus Roman No9 L3" svg:font-family="'Nimbus Roman No9 L'" style:font-adornments="Standard" style:font-family-generic="roman" style:font-pitch="variable"/>
    <style:font-face style:name="Nimbus Sans L" svg:font-family="'Nimbus Sans L'" style:font-family-generic="swiss" style:font-pitch="variable"/>
    <style:font-face style:name="Nimbus Sans L1" svg:font-family="'Nimbus Sans L'" style:font-adornments="Fett" style:font-pitch="variable"/>
    <style:font-face style:name="Nimbus Sans L2" svg:font-family="'Nimbus Sans L'" style:font-adornments="Standard" style:font-family-generic="swiss"/>
    <style:font-face style:name="Nimbus Sans L3" svg:font-family="'Nimbus Sans L'" style:font-adornments="Standard" style:font-family-generic="swiss" style:font-pitch="variable"/>
    <style:font-face style:name="OpenSymbol" svg:font-family="OpenSymbol" style:font-charset="x-symbol"/>
    <style:font-face style:name="StarSymbol" svg:font-family="StarSymbol" style:font-charset="x-symbol"/>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office:font-face-decls>
  <office:automatic-styles>
    <style:style style:name="Tabelle1" style:family="table">
      <style:table-properties style:width="11.8cm" fo:margin-left="2.621cm" fo:margin-right="2.579cm" table:align="margins" fo:background-color="transparent" style:writing-mode="lr-tb">
        <style:background-image/>
      </style:table-properties>
    </style:style>
    <style:style style:name="Tabelle1.A" style:family="table-column">
      <style:table-column-properties style:column-width="3.549cm" style:rel-column-width="19709*"/>
    </style:style>
    <style:style style:name="Tabelle1.B" style:family="table-column">
      <style:table-column-properties style:column-width="8.251cm" style:rel-column-width="45826*"/>
    </style:style>
    <style:style style:name="Tabelle1.A1" style:family="table-cell">
      <style:table-cell-properties fo:padding="0.097cm" fo:border-left="0.05pt solid #000000" fo:border-right="none" fo:border-top="0.05pt solid #000000" fo:border-bottom="none"/>
    </style:style>
    <style:style style:name="Tabelle1.B1" style:family="table-cell">
      <style:table-cell-properties fo:padding="0.097cm" fo:border-left="none" fo:border-right="0.05pt solid #000000" fo:border-top="0.05pt solid #000000" fo:border-bottom="none"/>
    </style:style>
    <style:style style:name="Tabelle1.A2" style:family="table-cell">
      <style:table-cell-properties fo:padding="0.097cm" fo:border-left="0.05pt solid #000000" fo:border-right="none" fo:border-top="none" fo:border-bottom="none"/>
    </style:style>
    <style:style style:name="Tabelle1.B2" style:family="table-cell">
      <style:table-cell-properties fo:padding="0.097cm" fo:border-left="none" fo:border-right="0.05pt solid #000000" fo:border-top="none" fo:border-bottom="none"/>
    </style:style>
    <style:style style:name="Tabelle1.7" style:family="table-row">
      <style:table-row-properties fo:background-color="transparent">
        <style:background-image/>
      </style:table-row-properties>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none" fo:border-right="0.05pt solid #000000" fo:border-top="none" fo:border-bottom="0.05pt solid #000000"/>
    </style:style>
    <style:style style:name="P1" style:family="paragraph" style:parent-style-name="Footer">
      <style:text-properties fo:language="de" fo:country="DE"/>
    </style:style>
    <style:style style:name="P2" style:family="paragraph" style:parent-style-name="Footer">
      <style:paragraph-properties fo:text-align="start" style:justify-single-word="false"/>
      <style:text-properties style:font-name="Arial" fo:language="de" fo:country="DE" officeooo:paragraph-rsid="00f8eb1a"/>
    </style:style>
    <style:style style:name="P3" style:family="paragraph" style:parent-style-name="Standard">
      <style:paragraph-properties fo:text-align="justify" style:justify-single-word="false"/>
      <style:text-properties style:font-name="Arial" fo:language="de" fo:country="DE" officeooo:rsid="01577c9a"/>
    </style:style>
    <style:style style:name="P4" style:family="paragraph" style:parent-style-name="Standard">
      <style:paragraph-properties fo:margin-left="0cm" fo:margin-right="0cm" fo:line-height="150%" fo:text-align="justify" style:justify-single-word="false" fo:text-indent="0cm" style:auto-text-indent="false"/>
      <style:text-properties style:font-name="Arial" fo:font-size="12pt" fo:language="de" fo:country="DE" officeooo:rsid="00d8b422" officeooo:paragraph-rsid="00fbd3b7" style:font-size-asian="12pt" style:font-size-complex="12pt"/>
    </style:style>
    <style:style style:name="P5" style:family="paragraph" style:parent-style-name="Table_20_Contents">
      <style:paragraph-properties fo:line-height="150%" fo:text-align="justify" style:justify-single-word="false"/>
      <style:text-properties style:font-name="Arial" fo:font-size="12pt" fo:language="de" fo:country="DE" officeooo:rsid="00d8b422" officeooo:paragraph-rsid="00d8b422" style:font-size-asian="12pt" style:font-size-complex="12pt"/>
    </style:style>
    <style:style style:name="P6" style:family="paragraph" style:parent-style-name="Standard">
      <style:paragraph-properties fo:margin-left="0cm" fo:margin-right="0cm" fo:line-height="150%" fo:text-align="justify" style:justify-single-word="false" fo:text-indent="0cm" style:auto-text-indent="false"/>
      <style:text-properties style:font-name="Arial" fo:font-size="12pt" fo:language="de" fo:country="DE" officeooo:rsid="00d8b422" officeooo:paragraph-rsid="00d8b422" style:font-size-asian="12pt" style:font-size-complex="12pt"/>
    </style:style>
    <style:style style:name="P7" style:family="paragraph" style:parent-style-name="Table_20_Contents">
      <style:paragraph-properties fo:line-height="150%" fo:text-align="justify" style:justify-single-word="false"/>
      <style:text-properties style:font-name="Arial" fo:font-size="12pt" fo:language="de" fo:country="DE" style:font-size-asian="12pt" style:font-size-complex="12pt"/>
    </style:style>
    <style:style style:name="P8" style:family="paragraph" style:parent-style-name="Standard" style:master-page-name="">
      <style:paragraph-properties fo:margin-left="2.701cm" fo:margin-right="0cm" fo:line-height="150%" fo:text-align="justify" style:justify-single-word="false" fo:text-indent="0cm" style:auto-text-indent="false" style:page-number="auto"/>
      <style:text-properties style:font-name="Arial" fo:font-size="12pt" fo:language="de" fo:country="DE" style:font-size-asian="12pt" style:font-size-complex="12pt"/>
    </style:style>
    <style:style style:name="P9" style:family="paragraph" style:parent-style-name="Standard">
      <style:paragraph-properties fo:margin-left="0cm" fo:margin-right="0cm" fo:line-height="150%" fo:text-align="justify" style:justify-single-word="false" fo:text-indent="0cm" style:auto-text-indent="false"/>
      <style:text-properties style:font-name="Arial" fo:font-size="12pt" fo:language="de" fo:country="DE" style:font-size-asian="12pt" style:font-size-complex="12pt"/>
    </style:style>
    <style:style style:name="P10" style:family="paragraph" style:parent-style-name="Standard">
      <style:paragraph-properties fo:margin-left="1.27cm" fo:margin-right="0cm" fo:line-height="150%" fo:text-align="justify" style:justify-single-word="false" fo:text-indent="0cm" style:auto-text-indent="false"/>
      <style:text-properties style:font-name="Arial" fo:font-size="12pt" fo:language="de" fo:country="DE" style:font-size-asian="12pt" style:font-size-complex="12pt"/>
    </style:style>
    <style:style style:name="P11" style:family="paragraph" style:parent-style-name="Standard">
      <style:paragraph-properties fo:line-height="150%" fo:text-align="justify" style:justify-single-word="false"/>
      <style:text-properties style:font-name="Arial" fo:font-size="12pt" fo:language="de" fo:country="DE" style:font-size-asian="12pt" style:font-size-complex="12pt"/>
    </style:style>
    <style:style style:name="P12" style:family="paragraph" style:parent-style-name="Standard" style:master-page-name="">
      <loext:graphic-properties draw:fill="none" draw:fill-color="#99ccff"/>
      <style:paragraph-properties fo:margin-left="2.701cm" fo:margin-right="1.499cm" fo:line-height="150%" fo:text-align="justify" style:justify-single-word="false" fo:orphans="2" fo:widows="2" fo:text-indent="0cm" style:auto-text-indent="false" style:page-number="auto" fo:background-color="transparent" style:writing-mode="lr-tb">
        <style:tab-stops/>
      </style:paragraph-properties>
      <style:text-properties style:font-name="Arial" fo:font-size="12pt" fo:language="de" fo:country="DE" style:font-size-asian="12pt" style:font-size-complex="12pt"/>
    </style:style>
    <style:style style:name="P13" style:family="paragraph" style:parent-style-name="Table_20_Contents">
      <style:paragraph-properties fo:line-height="150%" fo:text-align="justify" style:justify-single-word="false"/>
      <style:text-properties style:font-name="Arial" fo:font-size="12pt" fo:language="de" fo:country="DE" officeooo:rsid="00151e99" style:font-size-asian="12pt" style:font-size-complex="12pt"/>
    </style:style>
    <style:style style:name="P14" style:family="paragraph" style:parent-style-name="Table_20_Contents">
      <style:paragraph-properties fo:line-height="150%" fo:text-align="justify" style:justify-single-word="false"/>
      <style:text-properties style:font-name="Arial" fo:font-size="12pt" fo:language="de" fo:country="DE" officeooo:rsid="00fbd3b7" officeooo:paragraph-rsid="00fbd3b7" style:font-size-asian="12pt" style:font-size-complex="12pt"/>
    </style:style>
    <style:style style:name="P15" style:family="paragraph" style:parent-style-name="Table_20_Contents">
      <style:paragraph-properties fo:line-height="150%" fo:text-align="justify" style:justify-single-word="false"/>
      <style:text-properties style:font-name="Arial" fo:font-size="12pt" fo:language="de" fo:country="DE" officeooo:rsid="0276a6c8" officeooo:paragraph-rsid="0276a6c8" style:font-size-asian="12pt" style:font-size-complex="12pt"/>
    </style:style>
    <style:style style:name="P16" style:family="paragraph" style:parent-style-name="Standard">
      <style:paragraph-properties fo:line-height="150%" fo:text-align="justify" style:justify-single-word="false"/>
      <style:text-properties style:font-name="Arial" fo:font-size="14pt" fo:language="de" fo:country="DE" style:font-size-asian="14pt" style:font-size-complex="14pt"/>
    </style:style>
    <style:style style:name="P17" style:family="paragraph" style:parent-style-name="Standard">
      <style:paragraph-properties fo:line-height="150%" fo:text-align="center" style:justify-single-word="false"/>
      <style:text-properties style:font-name="Arial" fo:font-size="14pt" fo:language="de" fo:country="DE" style:font-size-asian="14pt" style:font-size-complex="14pt"/>
    </style:style>
    <style:style style:name="P18" style:family="paragraph" style:parent-style-name="Standard">
      <style:paragraph-properties fo:line-height="150%" fo:text-align="justify" style:justify-single-word="false"/>
      <style:text-properties style:font-name="Arial" fo:font-size="14pt" fo:language="de" fo:country="DE" officeooo:rsid="0117e337" officeooo:paragraph-rsid="0117e337" style:font-size-asian="14pt" style:font-size-complex="14pt"/>
    </style:style>
    <style:style style:name="P19" style:family="paragraph" style:parent-style-name="Standard">
      <style:paragraph-properties fo:line-height="150%" fo:text-align="center" style:justify-single-word="false"/>
      <style:text-properties style:font-name="Arial" fo:font-size="15pt" fo:language="de" fo:country="DE" officeooo:rsid="00151e99" style:font-size-asian="15pt" style:font-size-complex="15pt"/>
    </style:style>
    <style:style style:name="P20" style:family="paragraph" style:parent-style-name="Standard">
      <style:paragraph-properties fo:line-height="150%" fo:text-align="center" style:justify-single-word="false"/>
      <style:text-properties style:font-name="Arial" fo:font-size="15pt" fo:language="de" fo:country="DE" style:font-size-asian="15pt" style:font-size-complex="15pt"/>
    </style:style>
    <style:style style:name="P21" style:family="paragraph" style:parent-style-name="Standard">
      <style:paragraph-properties fo:line-height="150%" fo:text-align="center" style:justify-single-word="false"/>
      <style:text-properties style:font-name="Arial" fo:font-size="15pt" fo:language="de" fo:country="DE" fo:font-style="italic" style:font-size-asian="15pt" style:font-style-asian="italic" style:font-size-complex="15pt" style:language-complex="ar" style:country-complex="SA" style:font-style-complex="italic"/>
    </style:style>
    <style:style style:name="P22" style:family="paragraph" style:parent-style-name="Standard">
      <style:paragraph-properties fo:line-height="150%" fo:text-align="center" style:justify-single-word="false"/>
      <style:text-properties style:font-name="Arial" fo:font-size="18pt" fo:language="de" fo:country="DE" fo:font-weight="bold" style:font-size-asian="18pt" style:font-weight-asian="bold" style:font-size-complex="18pt" style:font-weight-complex="bold"/>
    </style:style>
    <style:style style:name="P23" style:family="paragraph" style:parent-style-name="Footer">
      <style:paragraph-properties fo:text-align="end" style:justify-single-word="false"/>
      <style:text-properties fo:font-variant="small-caps" style:font-name="Nimbus Roman No9 L" fo:font-size="10pt" fo:language="de" fo:country="DE" style:font-size-asian="10pt" style:font-size-complex="10pt"/>
    </style:style>
    <style:style style:name="P24" style:family="paragraph" style:parent-style-name="Footer">
      <style:text-properties officeooo:rsid="024f7558" officeooo:paragraph-rsid="024f7558"/>
    </style:style>
    <style:style style:name="P25" style:family="paragraph" style:parent-style-name="Standard">
      <style:paragraph-properties fo:text-align="justify" style:justify-single-word="false"/>
    </style:style>
    <style:style style:name="P26" style:family="paragraph" style:parent-style-name="Standard">
      <style:paragraph-properties fo:text-align="justify" style:justify-single-word="false"/>
      <style:text-properties officeooo:paragraph-rsid="012a1cbd"/>
    </style:style>
    <style:style style:name="P27" style:family="paragraph" style:parent-style-name="Standard">
      <style:paragraph-properties fo:text-align="justify" style:justify-single-word="false"/>
      <style:text-properties officeooo:paragraph-rsid="01b48ce4"/>
    </style:style>
    <style:style style:name="P28" style:family="paragraph" style:parent-style-name="Standard">
      <style:paragraph-properties fo:text-align="justify" style:justify-single-word="false"/>
      <style:text-properties officeooo:paragraph-rsid="0262756d"/>
    </style:style>
    <style:style style:name="P29" style:family="paragraph" style:parent-style-name="Standard">
      <style:paragraph-properties fo:text-align="justify" style:justify-single-word="false"/>
      <style:text-properties officeooo:paragraph-rsid="026a7ad9"/>
    </style:style>
    <style:style style:name="P30" style:family="paragraph" style:parent-style-name="Standard">
      <style:paragraph-properties fo:text-align="justify" style:justify-single-word="false"/>
      <style:text-properties fo:font-weight="bold" style:font-weight-asian="bold" style:font-weight-complex="bold"/>
    </style:style>
    <style:style style:name="P31" style:family="paragraph" style:parent-style-name="Standard">
      <style:text-properties fo:font-weight="bold" style:font-weight-asian="bold" style:font-weight-complex="bold"/>
    </style:style>
    <style:style style:name="P32" style:family="paragraph" style:parent-style-name="Standard">
      <style:text-properties officeooo:paragraph-rsid="023864ca"/>
    </style:style>
    <style:style style:name="P33" style:family="paragraph" style:parent-style-name="Preformatted_20_Text">
      <style:text-properties officeooo:paragraph-rsid="023864ca"/>
    </style:style>
    <style:style style:name="P34" style:family="paragraph" style:parent-style-name="Figure_20_Index_20_Heading">
      <style:paragraph-properties fo:break-before="page"/>
    </style:style>
    <style:style style:name="P35" style:family="paragraph" style:parent-style-name="Normal-text">
      <style:paragraph-properties fo:text-align="justify" style:justify-single-word="false"/>
      <style:text-properties officeooo:rsid="012bb344" officeooo:paragraph-rsid="013beeee"/>
    </style:style>
    <style:style style:name="P36" style:family="paragraph" style:parent-style-name="Standard">
      <style:text-properties officeooo:rsid="0259faba" officeooo:paragraph-rsid="0259faba"/>
    </style:style>
    <style:style style:name="P37" style:family="paragraph" style:parent-style-name="Standard">
      <style:text-properties officeooo:paragraph-rsid="026878c6"/>
    </style:style>
    <style:style style:name="P38" style:family="paragraph" style:parent-style-name="Contents_20_1">
      <style:paragraph-properties>
        <style:tab-stops>
          <style:tab-stop style:position="16.999cm" style:type="right" style:leader-style="dotted" style:leader-text="."/>
        </style:tab-stops>
      </style:paragraph-properties>
    </style:style>
    <style:style style:name="P39" style:family="paragraph" style:parent-style-name="Contents_20_2">
      <style:paragraph-properties>
        <style:tab-stops>
          <style:tab-stop style:position="16.999cm" style:type="right" style:leader-style="dotted" style:leader-text="."/>
        </style:tab-stops>
      </style:paragraph-properties>
    </style:style>
    <style:style style:name="P40" style:family="paragraph" style:parent-style-name="Contents_20_3">
      <style:paragraph-properties>
        <style:tab-stops>
          <style:tab-stop style:position="16.999cm" style:type="right" style:leader-style="dotted" style:leader-text="."/>
        </style:tab-stops>
      </style:paragraph-properties>
    </style:style>
    <style:style style:name="P41" style:family="paragraph" style:parent-style-name="Standard">
      <style:paragraph-properties fo:text-align="justify" style:justify-single-word="false"/>
      <style:text-properties officeooo:rsid="0147b2fe" officeooo:paragraph-rsid="0147b2fe"/>
    </style:style>
    <style:style style:name="P42" style:family="paragraph" style:parent-style-name="Standard">
      <style:paragraph-properties fo:text-align="justify" style:justify-single-word="false"/>
      <style:text-properties officeooo:rsid="0147b2fe" officeooo:paragraph-rsid="01749789"/>
    </style:style>
    <style:style style:name="P43" style:family="paragraph" style:parent-style-name="Contents_20_Heading" style:master-page-name="Verzeichnisse">
      <style:paragraph-properties style:page-number="auto"/>
    </style:style>
    <style:style style:name="P44" style:family="paragraph" style:parent-style-name="Deckblatt_3a__20_Standard" style:master-page-name="First_20_Page">
      <style:paragraph-properties fo:line-height="150%" fo:text-align="center" style:justify-single-word="false" style:page-number="1"/>
      <style:text-properties style:font-name="Arial"/>
    </style:style>
    <style:style style:name="P45" style:family="paragraph" style:parent-style-name="Footer">
      <style:paragraph-properties fo:text-align="end" style:justify-single-word="false"/>
      <style:text-properties fo:language="de" fo:country="DE" officeooo:rsid="02514d0b" officeooo:paragraph-rsid="027bc381"/>
    </style:style>
    <style:style style:name="P46" style:family="paragraph" style:parent-style-name="Heading_20_1" style:master-page-name="">
      <style:paragraph-properties style:page-number="auto" fo:break-before="auto" fo:break-after="auto"/>
      <style:text-properties officeooo:paragraph-rsid="023864ca"/>
    </style:style>
    <style:style style:name="P47" style:family="paragraph" style:parent-style-name="Heading_20_1">
      <style:text-properties officeooo:paragraph-rsid="01b9e29a"/>
    </style:style>
    <style:style style:name="P48" style:family="paragraph" style:parent-style-name="Heading_20_1">
      <style:paragraph-properties fo:text-align="justify" style:justify-single-word="false"/>
      <style:text-properties fo:font-weight="bold" officeooo:rsid="0171f390" officeooo:paragraph-rsid="01c66636" style:font-weight-asian="bold" style:font-weight-complex="bold"/>
    </style:style>
    <style:style style:name="P49" style:family="paragraph" style:parent-style-name="Heading_20_1">
      <style:paragraph-properties fo:text-align="justify" style:justify-single-word="false"/>
      <style:text-properties officeooo:paragraph-rsid="025ec896"/>
    </style:style>
    <style:style style:name="P50" style:family="paragraph" style:parent-style-name="Heading_20_1" style:master-page-name="">
      <loext:graphic-properties draw:fill-gradient-name="gradient" draw:fill-hatch-name="hatch"/>
      <style:paragraph-properties style:page-number="auto" fo:break-before="auto" fo:break-after="auto"/>
      <style:text-properties officeooo:rsid="025bb572" officeooo:paragraph-rsid="025bb572"/>
    </style:style>
    <style:style style:name="P51" style:family="paragraph" style:parent-style-name="Heading_20_2">
      <style:paragraph-properties fo:text-align="justify" style:justify-single-word="false"/>
      <style:text-properties officeooo:rsid="016b1654" officeooo:paragraph-rsid="016b1654"/>
    </style:style>
    <style:style style:name="P52" style:family="paragraph" style:parent-style-name="Heading_20_2">
      <style:paragraph-properties fo:text-align="justify" style:justify-single-word="false"/>
      <style:text-properties officeooo:rsid="016c1f34" officeooo:paragraph-rsid="016c1f34"/>
    </style:style>
    <style:style style:name="P53" style:family="paragraph" style:parent-style-name="Heading_20_3">
      <style:paragraph-properties fo:text-align="justify" style:justify-single-word="false"/>
      <style:text-properties officeooo:rsid="0276a6c8" officeooo:paragraph-rsid="0276a6c8"/>
    </style:style>
    <style:style style:name="P54" style:family="paragraph" style:parent-style-name="Heading_20_3">
      <style:paragraph-properties fo:text-align="justify" style:justify-single-word="false"/>
    </style:style>
    <style:style style:name="P55" style:family="paragraph" style:parent-style-name="Standard" style:master-page-name="Textseiten">
      <style:paragraph-properties style:page-number="1"/>
      <style:text-properties officeooo:paragraph-rsid="023864ca"/>
    </style:style>
    <style:style style:name="P56" style:family="paragraph" style:parent-style-name="Standard" style:list-style-name="L1">
      <style:paragraph-properties fo:text-align="justify" style:justify-single-word="false"/>
    </style:style>
    <style:style style:name="P57" style:family="paragraph" style:parent-style-name="Standard" style:master-page-name="Anhänge">
      <style:paragraph-properties fo:text-align="justify" style:justify-single-word="false" style:page-number="3"/>
      <style:text-properties officeooo:paragraph-rsid="0262756d"/>
    </style:style>
    <style:style style:name="P58" style:family="paragraph" style:parent-style-name="Standard">
      <style:text-properties officeooo:rsid="0259faba" officeooo:paragraph-rsid="0259faba"/>
    </style:style>
    <style:style style:name="P59" style:family="paragraph" style:parent-style-name="Standard">
      <style:text-properties officeooo:rsid="027bc381" officeooo:paragraph-rsid="027bc381"/>
    </style:style>
    <style:style style:name="T1" style:family="text">
      <style:text-properties style:font-name-asian="Times New Roman" style:font-name-complex="Times New Roman"/>
    </style:style>
    <style:style style:name="T2" style:family="text">
      <style:text-properties style:font-name="Arial"/>
    </style:style>
    <style:style style:name="T3" style:family="text">
      <style:text-properties style:font-name="Arial" fo:font-size="12pt" fo:language="de" fo:country="DE" officeooo:rsid="00f1092d" style:font-size-asian="12pt" style:font-size-complex="12pt"/>
    </style:style>
    <style:style style:name="T4" style:family="text">
      <style:text-properties style:font-name="Arial" fo:font-size="12pt" fo:language="de" fo:country="DE" officeooo:rsid="016a30e1" style:font-size-asian="12pt" style:font-size-complex="12pt"/>
    </style:style>
    <style:style style:name="T5" style:family="text">
      <style:text-properties style:font-name="Arial" fo:language="de" fo:country="DE" officeooo:rsid="01577c9a"/>
    </style:style>
    <style:style style:name="T6" style:family="text">
      <style:text-properties style:font-name="Arial" fo:font-weight="normal" officeooo:rsid="01c7c5a6" style:font-weight-asian="normal" style:font-weight-complex="normal"/>
    </style:style>
    <style:style style:name="T7" style:family="text">
      <style:text-properties fo:font-weight="normal" style:font-weight-asian="normal" style:font-weight-complex="normal"/>
    </style:style>
    <style:style style:name="T8" style:family="text">
      <style:text-properties fo:font-weight="normal" officeooo:rsid="016c1f34" style:font-weight-asian="normal" style:font-weight-complex="normal"/>
    </style:style>
    <style:style style:name="T9" style:family="text">
      <style:text-properties officeooo:rsid="016c1f34"/>
    </style:style>
    <style:style style:name="T10" style:family="text">
      <style:text-properties officeooo:rsid="01c9f5e5"/>
    </style:style>
    <style:style style:name="T11" style:family="text">
      <style:text-properties officeooo:rsid="0262756d"/>
    </style:style>
    <style:style style:name="T12" style:family="text">
      <style:text-properties officeooo:rsid="0276a6c8"/>
    </style:style>
    <style:style style:name="T13" style:family="text">
      <style:text-properties officeooo:rsid="025ec896"/>
    </style:style>
    <style:style style:name="T14" style:family="text">
      <style:text-properties officeooo:rsid="02788f49"/>
    </style:style>
    <style:style style:name="T15" style:family="text">
      <style:text-properties officeooo:rsid="027bc381"/>
    </style:style>
    <style:style style:name="T16" style:family="text">
      <style:text-properties officeooo:rsid="027e1c48"/>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Bilal Bohlmann" text:name="NameStud"/>
        <text:user-field-decl office:value-type="string" office:string-value="Essen" text:name="Ort"/>
        <text:user-field-decl office:value-type="string" office:string-value="16.02.2025" text:name="DatumAbgabe"/>
      </text:user-field-decls>
      <text:p text:style-name="P44"><text:text-input text:description="Name der Universität">Internationale Hochschule</text:text-input></text:p>
      <text:p text:style-name="P19"><text:text-input text:description="Name der Fakultät">Softwareentwicklung / IPWA02-01</text:text-input></text:p>
      <text:p text:style-name="P20"><text:text-input text:description="Name des Professors">Alexander Christopher Bock</text:text-input></text:p>
      <text:p text:style-name="P17"/>
      <text:p text:style-name="P17"><text:s/></text:p>
      <text:p text:style-name="P17"/>
      <text:p text:style-name="P22"><text:text-input text:description="Titel der Arbeit">Fallstudie</text:text-input></text:p>
      <text:p text:style-name="P21"><text:s/><text:span text:style-name="T1">– </text:span><text:span text:style-name="T1"><text:text-input text:description="Untertitel der Arbeit">Aufgabenstellung 3: Ghost Net Fishing</text:text-input></text:span><text:s/><text:span text:style-name="T1">–</text:span> </text:p>
      <text:p text:style-name="P16"/>
      <text:p text:style-name="P18"/>
      <text:p text:style-name="P16"/>
      <text:p text:style-name="P8">vorgelegt von:</text:p>
      <text:p text:style-name="P11"/>
      <table:table table:name="Tabelle1" table:style-name="Tabelle1">
        <table:table-column table:style-name="Tabelle1.A"/>
        <table:table-column table:style-name="Tabelle1.B"/>
        <table:table-header-rows>
          <table:table-row>
            <table:table-cell table:style-name="Tabelle1.A1" office:value-type="string">
              <text:p text:style-name="P7">Student: </text:p>
            </table:table-cell>
            <table:table-cell table:style-name="Tabelle1.B1" office:value-type="string">
              <text:p text:style-name="P13"><text:user-field-input text:name="NameStud" text:description="Name des Studierenden">Bilal Bohlmann</text:user-field-input></text:p>
            </table:table-cell>
          </table:table-row>
        </table:table-header-rows>
        <table:table-row>
          <table:table-cell table:style-name="Tabelle1.A2" office:value-type="string">
            <text:p text:style-name="P7">Studiengang:</text:p>
          </table:table-cell>
          <table:table-cell table:style-name="Tabelle1.B2" office:value-type="string">
            <text:p text:style-name="P13"><text:text-input text:description="Name des Studiengangs">Softwareentwicklung</text:text-input></text:p>
          </table:table-cell>
        </table:table-row>
        <table:table-row>
          <table:table-cell table:style-name="Tabelle1.A2" office:value-type="string">
            <text:p text:style-name="P7">Fachsemester:</text:p>
          </table:table-cell>
          <table:table-cell table:style-name="Tabelle1.B2" office:value-type="string">
            <text:p text:style-name="P15"><text:text-input text:description="Anzahl der Fachsemester">4</text:text-input></text:p>
          </table:table-cell>
        </table:table-row>
        <table:table-row>
          <table:table-cell table:style-name="Tabelle1.A2" office:value-type="string">
            <text:p text:style-name="P7">Matrikelnummer: </text:p>
          </table:table-cell>
          <table:table-cell table:style-name="Tabelle1.B2" office:value-type="string">
            <text:p text:style-name="P7"><text:text-input text:description="Matrikelnummer">IU14096281</text:text-input></text:p>
          </table:table-cell>
        </table:table-row>
        <table:table-row>
          <table:table-cell table:style-name="Tabelle1.A2" office:value-type="string">
            <text:p text:style-name="P7">Geburtsdatum:</text:p>
          </table:table-cell>
          <table:table-cell table:style-name="Tabelle1.B2" office:value-type="string">
            <text:p text:style-name="P9"><text:text-input text:description="Geburtsdatum">06.07.1991</text:text-input></text:p>
          </table:table-cell>
        </table:table-row>
        <table:table-row>
          <table:table-cell table:style-name="Tabelle1.A2" office:value-type="string">
            <text:p text:style-name="P7">Adresse:</text:p>
          </table:table-cell>
          <table:table-cell table:style-name="Tabelle1.B2" office:value-type="string">
            <text:p text:style-name="P9"><text:text-input text:description="Adresse">Eickenscheidter Fuhr 70 45139 Essen</text:text-input></text:p>
          </table:table-cell>
        </table:table-row>
        <table:table-row table:style-name="Tabelle1.7">
          <table:table-cell table:style-name="Tabelle1.A2" office:value-type="string">
            <text:p text:style-name="P5">Email:</text:p>
          </table:table-cell>
          <table:table-cell table:style-name="Tabelle1.B2" office:value-type="string">
            <text:p text:style-name="P6">bilal.bohlmann@iu-study.org</text:p>
          </table:table-cell>
        </table:table-row>
        <table:table-row table:style-name="Tabelle1.7">
          <table:table-cell table:style-name="Tabelle1.A8" office:value-type="string">
            <text:p text:style-name="P14">Github:</text:p>
          </table:table-cell>
          <table:table-cell table:style-name="Tabelle1.B8" office:value-type="string">
            <text:p text:style-name="P4">https://github.com/BohlBi/IPWA02-01</text:p>
          </table:table-cell>
        </table:table-row>
      </table:table>
      <text:p text:style-name="P10"/>
      <text:p text:style-name="P12"><text:user-field-input text:name="Ort" text:description="Ort">Essen</text:user-field-input>, den <text:user-field-input text:name="DatumAbgabe" text:description="Datum des Abgabetermins">16.02.2025</text:user-field-input></text:p>
      <text:table-of-content text:style-name="Sect1" text:name="Inhaltsverzeichnis2">
        <text:table-of-content-source text:outline-level="10">
          <text:index-title-template text:style-name="Contents_20_Heading">Inhalt</text:index-title-template>
          <text:table-of-content-entry-template text:outline-level="1" text:style-name="Contents_20_1">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ohne-Auszeichnung"/>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43">Inhalt</text:p>
          </text:index-title>
          <text:p text:style-name="P38"><text:a xlink:type="simple" xlink:href="#__RefHeading___Toc672_2528767534" text:style-name="Internetlink-ohne-Auszeichnung" text:visited-style-name="Internetlink-ohne-Auszeichnung">1 <text:s text:c="3"/>Einleitung<text:tab/>1</text:a></text:p>
          <text:p text:style-name="P39"><text:a xlink:type="simple" xlink:href="#__RefHeading___Toc674_2528767534" text:style-name="Internetlink-ohne-Auszeichnung" text:visited-style-name="Internetlink-ohne-Auszeichnung">1.1 <text:s/>Problemstellung<text:tab/>1</text:a></text:p>
          <text:p text:style-name="P39"><text:a xlink:type="simple" xlink:href="#__RefHeading___Toc676_2528767534" text:style-name="Internetlink-ohne-Auszeichnung" text:visited-style-name="Internetlink-ohne-Auszeichnung">1.2 <text:s/>Ziel der Fallstudie<text:tab/>1</text:a></text:p>
          <text:p text:style-name="P39"><text:a xlink:type="simple" xlink:href="#__RefHeading___Toc1757_2528767534" text:style-name="Internetlink-ohne-Auszeichnung" text:visited-style-name="Internetlink-ohne-Auszeichnung">1.3 <text:s/>Projektplanung<text:tab/>1</text:a></text:p>
          <text:p text:style-name="P40"><text:a xlink:type="simple" xlink:href="#__RefHeading___Toc1393_1225980438" text:style-name="Internetlink-ohne-Auszeichnung" text:visited-style-name="Internetlink-ohne-Auszeichnung">1.3.1 <text:s/>Architektur Entscheidung<text:tab/>1</text:a></text:p>
          <text:p text:style-name="P40"><text:a xlink:type="simple" xlink:href="#__RefHeading___Toc1999_643942489" text:style-name="Internetlink-ohne-Auszeichnung" text:visited-style-name="Internetlink-ohne-Auszeichnung">1.3.2 <text:s/>Technologische Entscheidungen<text:tab/>1</text:a></text:p>
          <text:p text:style-name="P38"><text:a xlink:type="simple" xlink:href="#__RefHeading___Toc1761_2528767534" text:style-name="Internetlink-ohne-Auszeichnung" text:visited-style-name="Internetlink-ohne-Auszeichnung">2 <text:s text:c="2"/>Übersicht der Implementierung<text:tab/>1</text:a></text:p>
          <text:p text:style-name="P39"><text:a xlink:type="simple" xlink:href="#__RefHeading___Toc3181_1225980438" text:style-name="Internetlink-ohne-Auszeichnung" text:visited-style-name="Internetlink-ohne-Auszeichnung">2.1 <text:s/>Architekturübersicht<text:tab/>1</text:a></text:p>
          <text:p text:style-name="P39"><text:a xlink:type="simple" xlink:href="#__RefHeading___Toc678_2528767534" text:style-name="Internetlink-ohne-Auszeichnung" text:visited-style-name="Internetlink-ohne-Auszeichnung">2.2 <text:s/>Übersicht zur Navigation<text:tab/>1</text:a></text:p>
          <text:p text:style-name="P38"><text:a xlink:type="simple" xlink:href="#__RefHeading___Toc1335_1650032118" text:style-name="Internetlink-ohne-Auszeichnung" text:visited-style-name="Internetlink-ohne-Auszeichnung">3 <text:s text:c="2"/>Implementierung<text:tab/>2</text:a></text:p>
          <text:p text:style-name="P39"><text:a xlink:type="simple" xlink:href="#__RefHeading___Toc5079_643942489" text:style-name="Internetlink-ohne-Auszeichnung" text:visited-style-name="Internetlink-ohne-Auszeichnung">3.1 <text:s/>Funktion TODO<text:tab/>2</text:a></text:p>
          <text:p text:style-name="P40"><text:a xlink:type="simple" xlink:href="#__RefHeading___Toc1995_220344820" text:style-name="Internetlink-ohne-Auszeichnung" text:visited-style-name="Internetlink-ohne-Auszeichnung">3.1.1 <text:s/>Präsentationsschicht<text:tab/>2</text:a></text:p>
          <text:p text:style-name="P40"><text:a xlink:type="simple" xlink:href="#__RefHeading___Toc5085_643942489" text:style-name="Internetlink-ohne-Auszeichnung" text:visited-style-name="Internetlink-ohne-Auszeichnung">3.1.2 <text:s/>Datenverarbeitung (Geschäftslogikschicht)<text:tab/>2</text:a></text:p>
          <text:p text:style-name="P40"><text:a xlink:type="simple" xlink:href="#__RefHeading___Toc5889_643942489" text:style-name="Internetlink-ohne-Auszeichnung" text:visited-style-name="Internetlink-ohne-Auszeichnung">3.1.3 <text:s/>Datenhaltungsschicht<text:tab/>2</text:a></text:p>
          <text:p text:style-name="P40"><text:a xlink:type="simple" xlink:href="#__RefHeading___Toc5097_643942489" text:style-name="Internetlink-ohne-Auszeichnung" text:visited-style-name="Internetlink-ohne-Auszeichnung">3.1.4 <text:s/>Fehlerbehandlung<text:tab/>2</text:a></text:p>
          <text:p text:style-name="P38"><text:a xlink:type="simple" xlink:href="#__RefHeading___Toc3604_3926515965" text:style-name="Internetlink-ohne-Auszeichnung" text:visited-style-name="Internetlink-ohne-Auszeichnung">4 <text:s text:c="2"/>Fazit<text:tab/>2</text:a></text:p>
          <text:p text:style-name="P39"><text:a xlink:type="simple" xlink:href="#__RefHeading___Toc3606_3926515965" text:style-name="Internetlink-ohne-Auszeichnung" text:visited-style-name="Internetlink-ohne-Auszeichnung">4.1 <text:s/>Ergebnisse<text:tab/>2</text:a></text:p>
          <text:p text:style-name="P39"><text:a xlink:type="simple" xlink:href="#__RefHeading___Toc3608_3926515965" text:style-name="Internetlink-ohne-Auszeichnung" text:visited-style-name="Internetlink-ohne-Auszeichnung">4.2 <text:s/>Limitationen<text:tab/>2</text:a></text:p>
          <text:p text:style-name="P39"><text:a xlink:type="simple" xlink:href="#__RefHeading___Toc3610_3926515965" text:style-name="Internetlink-ohne-Auszeichnung" text:visited-style-name="Internetlink-ohne-Auszeichnung">4.3 <text:s/>Ausblick<text:tab/>2</text:a></text:p>
          <text:p text:style-name="P38"><text:a xlink:type="simple" xlink:href="#__RefHeading___Toc2094_3926515965" text:style-name="Internetlink-ohne-Auszeichnung" text:visited-style-name="Internetlink-ohne-Auszeichnung">5 <text:s text:c="2"/>Anhang<text:tab/>III</text:a></text:p>
          <text:p text:style-name="P39"><text:a xlink:type="simple" xlink:href="#__RefHeading___Toc2096_3926515965" text:style-name="Internetlink-ohne-Auszeichnung" text:visited-style-name="Internetlink-ohne-Auszeichnung">5.1 <text:s/>Sreenshots aus der laufenden Anwendung<text:tab/>III</text:a></text:p>
        </text:index-body>
      </text:table-of-content>
      <text:p text:style-name="P32"/>
      <text:illustration-index text:style-name="Sect1" text:protected="true" text:name="Table of Figures1">
        <text:illustration-index-source text:caption-sequence-name="Figure" text:caption-sequence-format="text">
          <text:index-title-template text:style-name="Figure_20_Index_20_Heading">Abbildungsverzeichni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P34">Abbildungsverzeichnis</text:p>
          </text:index-title>
        </text:index-body>
      </text:illustration-index>
      <text:p text:style-name="P33"/>
      <text:p text:style-name="Preformatted_20_Text"/>
      <text:p text:style-name="P32"/>
      <text:p text:style-name="P55"/>
      <text:h text:style-name="P46" text:outline-level="1"><text:bookmark-start text:name="__RefHeading___Toc672_2528767534"/><text:span text:style-name="T3"><text:s/></text:span><text:span text:style-name="T4">Einleitung</text:span><text:bookmark-end text:name="__RefHeading___Toc672_2528767534"/></text:h>
      <text:h text:style-name="P51" text:outline-level="2"><text:bookmark-start text:name="__RefHeading___Toc674_2528767534"/>Problemstellung<text:bookmark-end text:name="__RefHeading___Toc674_2528767534"/></text:h>
      <text:p text:style-name="P27"/>
      <text:h text:style-name="P51" text:outline-level="2"><text:bookmark-start text:name="__RefHeading___Toc676_2528767534"/>Ziel der Fallstudie<text:bookmark-end text:name="__RefHeading___Toc676_2528767534"/></text:h>
      <text:p text:style-name="P25"><text:span text:style-name="T2"/></text:p>
      <text:h text:style-name="P52" text:outline-level="2"><text:bookmark-start text:name="__RefHeading___Toc1757_2528767534"/>Projektplanung<text:bookmark-end text:name="__RefHeading___Toc1757_2528767534"/></text:h>
      <text:h text:style-name="Heading_20_3" text:outline-level="3"><text:bookmark-start text:name="__RefHeading___Toc1393_1225980438"/><text:span text:style-name="T7">Architektur </text:span><text:span text:style-name="T8">Entscheidung</text:span><text:bookmark-end text:name="__RefHeading___Toc1393_1225980438"/></text:h>
      <text:p text:style-name="P25"/>
      <text:h text:style-name="Heading_20_3" text:outline-level="3"><text:bookmark-start text:name="__RefHeading___Toc1999_643942489"/><text:span text:style-name="T9">Technologische Entscheidungen</text:span> <text:bookmark-end text:name="__RefHeading___Toc1999_643942489"/></text:h>
      <text:p text:style-name="P37"/>
      <text:h text:style-name="P47" text:outline-level="1"><text:bookmark-start text:name="architektur-der-ghostnet-anwendung"/><text:bookmark-start text:name="__RefHeading___Toc1761_2528767534"/>Ü<text:bookmark-end text:name="architektur-der-ghostnet-anwendung"/>bersicht der Implementierung<text:bookmark-end text:name="__RefHeading___Toc1761_2528767534"/></text:h>
      <text:p text:style-name="P25"/>
      <text:h text:style-name="Heading_20_2" text:outline-level="2"><text:bookmark-start text:name="__RefHeading___Toc3181_1225980438"/><text:bookmark-start text:name="architekturübersicht"/>Architekturübersicht<text:bookmark-end text:name="__RefHeading___Toc3181_1225980438"/></text:h>
      <text:p text:style-name="P25"/>
      <text:p text:style-name="P30"><text:bookmark-start text:name="präsentationsschicht-presentation-layer"/>Präsentationsschicht (Presentation Layer)</text:p>
      <text:p text:style-name="P25">Die oberste Schicht bildet die Benutzeroberfläche der Anwendung. <text:bookmark-end text:name="präsentationsschicht-presentation-layer"/></text:p>
      <text:p text:style-name="P30"/>
      <text:p text:style-name="P30"><text:bookmark-start text:name="geschäftslogikschicht-business-layer"/>Geschäftslogikschicht (Business Layer)</text:p>
      <text:p text:style-name="P25"><text:bookmark-end text:name="geschäftslogikschicht-business-layer"/></text:p>
      <text:p text:style-name="P25"/>
      <text:p text:style-name="P30"><text:bookmark-start text:name="datenhaltungsschicht-data-layer"/>Datenhaltungsschicht (Data Layer)</text:p>
      <text:p text:style-name="P25"><text:bookmark-end text:name="datenhaltungsschicht-data-layer"/><text:bookmark-end text:name="architekturübersicht"/></text:p>
      <text:p text:style-name="P25"/>
      <text:p text:style-name="P30">Kommunikation zwischen den Schichten</text:p>
      <text:p text:style-name="P25"/>
      <text:p text:style-name="P29"/>
      <text:p text:style-name="P25">Das Datenmodell besteht aus folgenden <text:span text:style-name="T12">Hauptkomponenten</text:span>:</text:p>
      <text:p text:style-name="P25"/>
      <text:p text:style-name="P25"/>
      <text:p text:style-name="P35"/>
      <text:p text:style-name="P25"/>
      <text:h text:style-name="Heading_20_2" text:outline-level="2"><text:bookmark-start text:name="__RefHeading___Toc678_2528767534"/>Übersicht zur Navigation<text:bookmark-end text:name="__RefHeading___Toc678_2528767534"/></text:h>
      <text:p text:style-name="P25"/>
      <text:p text:style-name="Standard"/>
      <text:p text:style-name="P31"><text:bookmark-start text:name="__RefHeading___Toc3259_2528767534"/>Hauptseiten<text:bookmark-end text:name="__RefHeading___Toc3259_2528767534"/></text:p>
      <text:p text:style-name="P26"/>
      <text:p text:style-name="P26"/>
      <text:p text:style-name="P31"><text:bookmark-start text:name="__RefHeading___Toc682_2528767534"/>Unterseiten<text:bookmark-end text:name="__RefHeading___Toc682_2528767534"/></text:p>
      <text:p text:style-name="P25"><text:span text:style-name="T6"/></text:p>
      <text:h text:style-name="P48" text:outline-level="1"><text:bookmark-start text:name="__RefHeading___Toc1335_1650032118"/><text:soft-page-break/>Implementierung<text:bookmark-end text:name="__RefHeading___Toc1335_1650032118"/></text:h>
      <text:p text:style-name="P41">Die Anwendung besteht aus folgenden Funktionen:</text:p>
      <text:p text:style-name="P42"/>
      <text:h text:style-name="Heading_20_2" text:outline-level="2"><text:bookmark-start text:name="__RefHeading___Toc5079_643942489"/><text:span text:style-name="T10">Funktion </text:span><text:span text:style-name="T12">TODO</text:span><text:bookmark-end text:name="__RefHeading___Toc5079_643942489"/></text:h>
      <text:p text:style-name="P25"/>
      <text:h text:style-name="P53" text:outline-level="3"><text:bookmark-start text:name="__RefHeading___Toc1995_220344820"/>Präsentationsschic<text:span text:style-name="T14">h</text:span>t<text:bookmark-end text:name="__RefHeading___Toc1995_220344820"/></text:h>
      <text:h text:style-name="P54" text:outline-level="3"><text:bookmark-start text:name="__RefHeading___Toc5085_643942489"/><text:bookmark-start text:name="datenverarbeitung-geschäftslogikschicht"/>Datenverarbeitung (Geschäftslogikschicht)<text:bookmark-end text:name="__RefHeading___Toc5085_643942489"/><text:bookmark-end text:name="datenverarbeitung-geschäftslogikschicht"/></text:h>
      <text:p text:style-name="P25"/>
      <text:h text:style-name="Heading_20_3" text:outline-level="3"><text:bookmark-start text:name="__RefHeading___Toc5889_643942489"/><text:bookmark-start text:name="datenpersistierung-datenhaltungsschicht2"/>Datenhaltungsschicht<text:bookmark-end text:name="__RefHeading___Toc5889_643942489"/><text:bookmark-end text:name="datenpersistierung-datenhaltungsschicht2"/><text:bookmark text:name="datenpersistierung-datenhaltungsschicht"/></text:h>
      <text:p text:style-name="P25"/>
      <text:h text:style-name="P54" text:outline-level="3"><text:bookmark-start text:name="__RefHeading___Toc5097_643942489"/><text:bookmark-start text:name="fehlerbehandlung"/>Fehlerbehandlung<text:bookmark-end text:name="__RefHeading___Toc5097_643942489"/><text:bookmark-end text:name="fehlerbehandlung"/></text:h>
      <text:list text:style-name="L1">
        <text:list-item>
          <text:p text:style-name="P56">Validierungsfehler werden dem Benutzer direkt im Formular angezeigt</text:p>
        </text:list-item>
        <text:list-item>
          <text:p text:style-name="P56">Datenbankfehler führen zu einem Rollback der Transaktion</text:p>
        </text:list-item>
      </text:list>
      <text:h text:style-name="P49" text:outline-level="1"><text:bookmark-start text:name="__RefHeading___Toc3604_3926515965"/><text:span text:style-name="T13">Fazit</text:span><text:span text:style-name="T5"> <text:s text:c="44"/></text:span><text:bookmark-end text:name="__RefHeading___Toc3604_3926515965"/></text:h>
      <text:h text:style-name="Heading_20_2" text:outline-level="2"><text:bookmark-start text:name="__RefHeading___Toc3606_3926515965"/>Ergebnisse <text:s text:c="4"/><text:span text:style-name="T5"><text:s text:c="49"/></text:span><text:bookmark-end text:name="__RefHeading___Toc3606_3926515965"/></text:h>
      <text:p text:style-name="P3"><text:s text:c="82"/></text:p>
      <text:h text:style-name="Heading_20_2" text:outline-level="2"><text:bookmark-start text:name="__RefHeading___Toc3608_3926515965"/>Limitationen <text:s text:c="5"/><text:span text:style-name="T5"><text:s text:c="47"/></text:span><text:bookmark-end text:name="__RefHeading___Toc3608_3926515965"/></text:h>
      <text:p text:style-name="P3"><text:s text:c="34"/></text:p>
      <text:h text:style-name="Heading_20_2" text:outline-level="2"><text:bookmark-start text:name="__RefHeading___Toc3610_3926515965"/><text:span text:style-name="T11">A</text:span>usblick <text:s text:c="9"/><text:span text:style-name="T5"><text:s text:c="46"/></text:span><text:bookmark-end text:name="__RefHeading___Toc3610_3926515965"/></text:h>
      <text:p text:style-name="P28"/>
      <text:p text:style-name="P57"/>
      <text:h text:style-name="P50" text:outline-level="1"><text:bookmark-start text:name="__RefHeading___Toc2094_3926515965"/>Anhang<text:bookmark-end text:name="__RefHeading___Toc2094_3926515965"/></text:h>
      <text:h text:style-name="Heading_20_2" text:outline-level="2"><text:bookmark-start text:name="__RefHeading___Toc2096_3926515965"/>Sreenshots aus der laufenden Anwendung<text:bookmark-end text:name="__RefHeading___Toc2096_3926515965"/></text:h>
      <text:p text:style-name="P36"/>
      <text:p text:style-name="P59">Kickoff notizen:</text:p>
      <text:p text:style-name="P36">auswahl des projekt: Radio App</text:p>
      <text:p text:style-name="P36">definition:</text:p>
      <text:p text:style-name="P36">zielsetzung: <text:span text:style-name="T15">Umsetzung der Aufgabenstellung 1.2 Radio App </text:span></text:p>
      <text:p text:style-name="P36"/>
      <text:p text:style-name="P36"/>
      <text:p text:style-name="P36">annahme: android reicht aus (zunnächst) in zukunft auch andere platformen </text:p>
      <text:p text:style-name="P36">alternativen: react capactior, flutter, kmp -&gt; kmp weil?? (offizielle empfehlung google)</text:p>
      <text:p text:style-name="P36"/>
      <text:p text:style-name="P36">entscheidung:</text:p>
      <text:p text:style-name="P36">technologie android, KMP android studio github libre office teams <text:s/><text:span text:style-name="T15">github issues (quasi backlog)</text:span></text:p>
      <text:p text:style-name="P36"/>
      <text:p text:style-name="P36"/>
      <text:p text:style-name="P59">rupert: bereitet anforderungen vor ( an die formalien des projekts )</text:p>
      <text:p text:style-name="P59"><text:tab/>→ dokumentation</text:p>
      <text:p text:style-name="P59"><text:tab/>→ aufteilung auf die mitglieder?</text:p>
      <text:p text:style-name="P59"><text:tab/>→ abgabe?</text:p>
      <text:p text:style-name="P59"><text:tab/>→ planung und orga</text:p>
      <text:p text:style-name="P59"><text:tab/>→ projektziele</text:p>
      <text:p text:style-name="P59">bilal: initialisierung <text:s/>des projekts</text:p>
      <text:p text:style-name="P59"><text:tab/>→ grobee architektur </text:p>
      <text:p text:style-name="P59"><text:tab/>→ hello world dummy</text:p>
      <text:p text:style-name="P59"><text:tab/>→ github </text:p>
      <text:p text:style-name="P36"/>
      <text:p text:style-name="P36"/>
      <text:p text:style-name="P36">termine: </text:p>
      <text:p text:style-name="P36"/>
      <text:p text:style-name="P59">weekly: Sonntags 1<text:span text:style-name="T16">0</text:span>:00</text:p>
      <text:p text:style-name="P59">→ wer hat was in der woche gemacht?</text:p>
      <text:p text:style-name="P59">→ was machen wir nächste woche</text:p>
      <text:p text:style-name="P59">→ wo hakt es </text:p>
      <text:p text:style-name="P59">→ issues „refinement“</text:p>
      <text:p text:style-name="P36"/>
      <text:p text:style-name="P36">Mitglieder Bilal Bohlmann IU1409628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3" svg:font-family="Arial" style:font-adornments="Regular" style:font-family-generic="swiss" style:font-pitch="variable"/>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face style:name="Lucidasans1" svg:font-family="Lucidasans" style:font-pitch="variable"/>
    <style:font-face style:name="Mincho" svg:font-family="Mincho" style:font-pitch="variable"/>
    <style:font-face style:name="Nimbus Roman No9 L" svg:font-family="'Nimbus Roman No9 L'" style:font-family-generic="roman" style:font-pitch="variable"/>
    <style:font-face style:name="Nimbus Roman No9 L1" svg:font-family="'Nimbus Roman No9 L'" style:font-adornments="Regular Italic" style:font-pitch="variable"/>
    <style:font-face style:name="Nimbus Roman No9 L2" svg:font-family="'Nimbus Roman No9 L'" style:font-adornments="Standard" style:font-pitch="variable"/>
    <style:font-face style:name="Nimbus Roman No9 L3" svg:font-family="'Nimbus Roman No9 L'" style:font-adornments="Standard" style:font-family-generic="roman" style:font-pitch="variable"/>
    <style:font-face style:name="Nimbus Sans L" svg:font-family="'Nimbus Sans L'" style:font-family-generic="swiss" style:font-pitch="variable"/>
    <style:font-face style:name="Nimbus Sans L1" svg:font-family="'Nimbus Sans L'" style:font-adornments="Fett" style:font-pitch="variable"/>
    <style:font-face style:name="Nimbus Sans L2" svg:font-family="'Nimbus Sans L'" style:font-adornments="Standard" style:font-family-generic="swiss"/>
    <style:font-face style:name="Nimbus Sans L3" svg:font-family="'Nimbus Sans L'" style:font-adornments="Standard" style:font-family-generic="swiss" style:font-pitch="variable"/>
    <style:font-face style:name="OpenSymbol" svg:font-family="OpenSymbol" style:font-charset="x-symbol"/>
    <style:font-face style:name="StarSymbol" svg:font-family="StarSymbol" style:font-charset="x-symbol"/>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loext:tab-stop-distance="0cm" style:writing-mode="lr-tb" style:font-independent-line-spacing="false">
        <style:tab-stops/>
      </style:paragraph-properties>
      <style:text-properties fo:color="#000000" loext:opacity="100%" style:font-name="Times New Roman" fo:font-size="12pt" fo:language="de" fo:country="DE" style:font-name-asian="Tahoma" style:font-size-asian="12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cm" style:writing-mode="lr-tb"/>
      <style:text-properties fo:color="#000000" loext:opacity="100%" style:font-name="Times New Roman" fo:font-size="12pt" fo:language="de" fo:country="DE" style:font-name-asian="Tahoma" style:font-size-asian="12pt" style:language-asian="de" style:country-asian="DE" style:font-name-complex="Tahoma" style:font-size-complex="12pt" style:language-complex="de" style:country-complex="D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loext:graphic-properties draw:fill="none" draw:fill-color="#99ccff"/>
      <style:paragraph-properties fo:orphans="2" fo:widows="2" fo:background-color="transparent" style:writing-mode="lr-tb">
        <style:tab-stops/>
      </style:paragraph-properties>
      <style:text-properties style:use-window-font-color="true" loext:opacity="0%" style:font-name="Arial3" fo:font-family="Arial" style:font-style-name="Regular" style:font-family-generic="swiss" style:font-pitch="variable" fo:font-size="11pt" fo:font-weight="normal"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cm" style:contextual-spacing="false"/>
      <style:text-properties style:font-name="Nimbus Roman No9 L3" fo:font-family="'Nimbus Roman No9 L'" style:font-style-name="Standard"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3" fo:font-family="'Nimbus Sans L'" style:font-style-name="Standard" style:font-family-generic="swiss" style:font-pitch="variable" fo:font-size="14pt" style:letter-kerning="true" style:font-name-asian="Mincho" style:font-family-asian="Mincho" style:font-pitch-asian="variable" style:font-size-asian="14pt" style:font-name-complex="Lucidasans1" style:font-family-complex="Lucidasans" style:font-pitch-complex="variable" style:font-size-complex="14pt"/>
    </style:style>
    <style:style style:name="Heading_20_1" style:display-name="Heading 1" style:family="paragraph" style:parent-style-name="Standard" style:next-style-name="Normal-text-ohne-Einzug" style:default-outline-level="1" style:class="text">
      <style:paragraph-properties fo:margin-left="0cm" fo:margin-right="0cm" fo:margin-top="0.82cm" fo:margin-bottom="0.31cm" style:contextual-spacing="false" fo:text-indent="0cm" style:auto-text-indent="false" fo:keep-with-next="always"/>
      <style:text-properties style:font-name="Arial1" fo:font-family="Arial" style:font-style-name="Bold" style:font-family-generic="swiss" style:font-pitch="variable" fo:font-size="12pt" fo:font-style="normal"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text-ohne-Einzug" style:default-outline-level="2" style:class="text">
      <style:paragraph-properties fo:margin-left="0cm" fo:margin-right="0cm" fo:margin-top="0.22cm" fo:margin-bottom="0.109cm" style:contextual-spacing="false" fo:text-indent="0cm" style:auto-text-indent="false" fo:keep-with-next="always"/>
      <style:text-properties style:font-name="Arial1" fo:font-family="Arial" style:font-style-name="Bold" style:font-family-generic="swiss" style:font-pitch="variable" fo:font-size="12pt" fo:font-weight="bold" style:font-size-asian="13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text-ohne-Einzug" style:default-outline-level="3" style:class="text">
      <style:paragraph-properties fo:margin-left="0cm" fo:margin-right="0cm" fo:margin-top="0.423cm" fo:margin-bottom="0.212cm" style:contextual-spacing="false" fo:text-indent="0cm" style:auto-text-indent="false" fo:keep-with-next="always"/>
      <style:text-properties style:font-name="Arial2" fo:font-family="Arial" style:font-style-name="Italic" style:font-family-generic="swiss" style:font-pitch="variable" fo:font-size="12pt" fo:font-style="italic" style:font-size-asian="13pt" style:font-style-asian="italic"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text-ohne-Einzug" style:default-outline-level="4" style:class="text">
      <style:paragraph-properties fo:margin-left="0.15cm" fo:margin-right="0cm" fo:margin-top="0.423cm" fo:margin-bottom="0.106cm" style:contextual-spacing="false" fo:text-indent="0cm" style:auto-text-indent="false" fo:keep-with-next="always"/>
      <style:text-properties style:font-name="Nimbus Sans L2" fo:font-family="'Nimbus Sans L'" style:font-style-name="Standard" style:font-family-generic="swiss"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ohne-Einzug" style:default-outline-level="5" style:class="text">
      <style:paragraph-properties fo:margin-left="0.15cm" fo:margin-right="0cm" fo:margin-top="0.423cm" fo:margin-bottom="0.106cm" style:contextual-spacing="false" fo:text-indent="0cm"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style:contextual-spacing="false"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class="text">
      <style:paragraph-properties fo:margin-left="0cm" fo:margin-right="0cm" fo:margin-top="0.423cm" fo:margin-bottom="0.106cm" style:contextual-spacing="false"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style:contextual-spacing="false" fo:text-indent="0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Lucidasans" style:font-family-complex="Lucidasan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text-properties style:font-name="Arial3" fo:font-family="Arial" style:font-style-name="Regular" style:font-family-generic="swiss" style:font-pitch="variable" style:letter-kerning="tru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3" fo:font-family="Arial" style:font-style-name="Regular" style:font-family-generic="swiss" style:font-pitch="variable" fo:font-size="10pt" style:letter-kerning="true" fo:hyphenate="true" fo:hyphenation-remain-char-count="2" fo:hyphenation-push-char-count="2"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Lucidasans" style:font-family-complex="Lucidasans" style:font-size-complex="10pt" style:font-style-complex="italic"/>
    </style:style>
    <style:style style:name="Illustration" style:family="paragraph" style:parent-style-name="Caption" style:class="extra" style:master-page-name="">
      <style:paragraph-properties fo:margin-top="0.199cm" fo:margin-bottom="0cm" style:contextual-spacing="false" style:page-number="auto"/>
      <style:text-properties style:font-name="Nimbus Roman No9 L1" fo:font-family="'Nimbus Roman No9 L'" style:font-style-name="Regular Italic" style:font-pitch="variable" fo:font-style="italic" fo:font-weight="bold" style:font-weight-complex="normal"/>
    </style:style>
    <style:style style:name="Table" style:family="paragraph" style:parent-style-name="Caption" style:class="extra">
      <style:paragraph-properties fo:margin-top="0.199cm" fo:margin-bottom="0cm" style:contextual-spacing="false"/>
      <style:text-properties style:font-name="Nimbus Roman No9 L1" fo:font-family="'Nimbus Roman No9 L'" style:font-style-name="Regular Italic" style:font-pitch="variable"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508cm" fo:margin-right="0cm" fo:keep-together="auto" fo:orphans="2" fo:widows="2" fo:hyphenation-ladder-count="no-limit" fo:text-indent="-0.508cm" style:auto-text-indent="false" style:page-number="auto" style:shadow="none" fo:keep-with-next="auto"/>
      <style:text-properties style:font-name="Times New Roman1" fo:font-family="'Times New Roman'" style:font-style-name="Normal" style:font-family-generic="roman" style:font-pitch="variable" fo:font-size="10pt" fo:font-weight="normal" style:font-size-asian="10pt" style:font-size-complex="10pt" fo:hyphenate="true" fo:hyphenation-remain-char-count="2" fo:hyphenation-push-char-count="2" loext:hyphenation-no-caps="false" loext:hyphenation-no-last-word="false" loext:hyphenation-word-char-count="no-limit" loext:hyphenation-zone="no-limit"/>
    </style:style>
    <style:style style:name="Index" style:family="paragraph" style:parent-style-name="Standard" style:class="index">
      <style:paragraph-properties text:number-lines="false" text:line-number="0"/>
      <style:text-properties style:font-name="Nimbus Roman No9 L3" fo:font-family="'Nimbus Roman No9 L'" style:font-style-name="Standard" style:font-family-generic="roman" style:font-pitch="variable" style:font-name-complex="Lucidasans" style:font-family-complex="Lucidasan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align="center" style:justify-single-word="false" fo:text-indent="0cm" style:auto-text-indent="false" text:number-lines="false" text:line-number="0"/>
      <style:text-properties style:font-name="Arial1" fo:font-family="Arial" style:font-style-name="Bold" style:font-family-generic="swiss" style:font-pitch="variable" fo:font-size="16pt"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loext:graphic-properties draw:fill="none" draw:fill-color="#99ccff"/>
      <style:paragraph-properties fo:margin-left="0.499cm" fo:margin-right="0cm" fo:margin-top="0.31cm" fo:margin-bottom="0cm" style:contextual-spacing="false" fo:line-height="100%" fo:text-indent="-0.499cm" style:auto-text-indent="false" fo:background-color="transparent">
        <style:tab-stops>
          <style:tab-stop style:position="0.009cm"/>
          <style:tab-stop style:position="14.385cm" style:type="right" style:leader-style="dotted" style:leader-text="."/>
        </style:tab-stops>
      </style:paragraph-properties>
      <style:text-properties fo:text-transform="uppercase" style:font-name="Arial1" fo:font-family="Arial" style:font-style-name="Bold" style:font-family-generic="swiss" style:font-pitch="variable" fo:font-size="12pt"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master-page-name="">
      <style:paragraph-properties fo:margin-left="1cm" fo:margin-right="0cm" fo:margin-top="0.101cm" fo:margin-bottom="0cm" style:contextual-spacing="false" fo:line-height="100%" fo:text-indent="-0.651cm" style:auto-text-indent="false" style:page-number="auto">
        <style:tab-stops>
          <style:tab-stop style:position="17.302cm" style:type="right" style:leader-style="dotted" style:leader-text="."/>
        </style:tab-stops>
      </style:paragraph-properties>
      <style:text-properties fo:font-variant="small-caps" style:font-name="Arial3" fo:font-family="Arial" style:font-style-name="Regular" style:font-family-generic="swiss" style:font-pitch="variable" fo:font-size="11pt" style:letter-kerning="true" style:font-size-asian="10pt" style:font-size-complex="10pt"/>
    </style:style>
    <style:style style:name="Contents_20_3" style:display-name="Contents 3" style:family="paragraph" style:parent-style-name="Standard" style:next-style-name="Standard" style:class="index" style:master-page-name="">
      <style:paragraph-properties fo:margin-left="1.799cm" fo:margin-right="0cm" fo:text-indent="-0.951cm" style:auto-text-indent="false" style:page-number="auto">
        <style:tab-stops/>
      </style:paragraph-properties>
      <style:text-properties style:font-name="Arial2" fo:font-family="Arial" style:font-style-name="Italic" style:font-family-generic="swiss" style:font-pitch="variable" fo:font-size="11pt" fo:font-style="normal"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loext:graphic-properties draw:fill="none" draw:fill-color="#99ccff"/>
      <style:paragraph-properties fo:margin-left="2.3cm" fo:margin-right="0cm" fo:margin-top="0.06cm" fo:margin-bottom="0cm" style:contextual-spacing="false" fo:text-indent="-1cm" style:auto-text-indent="false" style:page-number="auto" fo:background-color="transparent" style:shadow="none">
        <style:tab-stops/>
      </style:paragraph-properties>
      <style:text-properties style:font-name="Arial3" fo:font-family="Arial" style:font-style-name="Regular" style:font-family-generic="swiss" style:font-pitch="variable" fo:font-size="9pt" style:font-size-asian="9pt" style:font-size-complex="9pt"/>
    </style:style>
    <style:style style:name="Contents_20_5" style:display-name="Contents 5" style:family="paragraph" style:parent-style-name="Standard" style:next-style-name="Standard" style:class="index">
      <style:paragraph-properties fo:margin-left="2.9cm" fo:margin-right="0cm" fo:margin-top="0.06cm" fo:margin-bottom="0cm" style:contextual-spacing="false" fo:text-indent="-1.199cm" style:auto-text-indent="false">
        <style:tab-stops/>
      </style:paragraph-properties>
      <style:text-properties style:font-name="Nimbus Roman No9 L3" fo:font-family="'Nimbus Roman No9 L'" style:font-style-name="Standard" style:font-family-generic="roman" style:font-pitch="variable" fo:font-size="9pt" style:font-size-asian="9pt" style:font-size-complex="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Nimbus Sans L1" fo:font-family="'Nimbus Sans L'" style:font-style-name="Fett" style:font-pitch="variable" fo:font-size="16pt"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Nimbus Roman No9 L2" fo:font-family="'Nimbus Roman No9 L'" style:font-style-name="Standard" style:font-pitch="variable" style:font-weight-complex="normal"/>
    </style:style>
    <style:style style:name="Contents_20_6" style:display-name="Contents 6" style:family="paragraph" style:parent-style-name="Standard" style:next-style-name="Standard" style:class="index">
      <style:paragraph-properties fo:margin-left="2.117cm" fo:margin-right="0cm" fo:text-indent="0.002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002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002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002cm"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style:font-name="Arial1" fo:font-family="Arial" style:font-style-name="Bold" style:font-family-generic="swiss" style:font-pitch="variable" fo:font-size="16pt"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Nimbus Roman No9 L2" fo:font-family="'Nimbus Roman No9 L'" style:font-style-name="Standard" style:font-pitch="variable" style:font-weight-complex="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Nimbus Sans L1" fo:font-family="'Nimbus Sans L'" style:font-style-name="Fett" style:font-pitch="variable"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loext:graphic-properties draw:fill="none" draw:fill-color="#99ccff"/>
      <style:paragraph-properties fo:margin-left="0cm" fo:margin-right="0cm" fo:text-indent="0cm" style:auto-text-indent="false" style:page-number="auto" fo:background-color="transparent">
        <style:tab-stops>
          <style:tab-stop style:position="14.651cm" style:type="right" style:leader-style="dotted" style:leader-text="."/>
        </style:tab-stops>
      </style:paragraph-properties>
      <style:text-properties style:font-name="Nimbus Roman No9 L2" fo:font-family="'Nimbus Roman No9 L'" style:font-style-name="Standard" style:font-pitch="variable" style:font-weight-complex="normal"/>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text-properties fo:font-size="6pt"/>
    </style:style>
    <style:style style:name="Normal-text" style:family="paragraph" style:parent-style-name="Standard" style:master-page-name="">
      <loext:graphic-properties draw:fill="none" draw:fill-color="#99ccff"/>
      <style:paragraph-properties fo:text-align="justify" style:justify-single-word="false" fo:hyphenation-ladder-count="no-limit" style:page-number="auto" fo:background-color="transparent">
        <style:tab-stops/>
      </style:paragraph-properties>
      <style:text-properties style:font-name="Nimbus Roman No9 L2" fo:font-family="'Nimbus Roman No9 L'" style:font-style-name="Standard" style:font-pitch="variable" fo:font-weight="normal" style:letter-kerning="true" fo:hyphenate="true" fo:hyphenation-remain-char-count="2" fo:hyphenation-push-char-count="2" loext:hyphenation-no-caps="false" loext:hyphenation-no-last-word="false" loext:hyphenation-word-char-count="no-limit" loext:hyphenation-zone="no-limit"/>
    </style:style>
    <style:style style:name="Überschrift-Anhang" style:family="paragraph" style:parent-style-name="Normal-text" style:next-style-name="Normal-text-ohne-Einzug" style:class="text">
      <style:text-properties style:font-name="Arial1" fo:font-family="Arial" style:font-style-name="Bold" style:font-family-generic="swiss" style:font-pitch="variable" fo:font-size="12pt" fo:font-weight="bold" style:font-size-asian="12pt" style:font-weight-asian="bold" style:font-size-complex="12pt" style:font-weight-complex="bold"/>
    </style:style>
    <style:style style:name="Tabelle-daten" style:family="paragraph" style:parent-style-name="Table_20_Contents" style:class="extra">
      <loext:graphic-properties draw:fill="none" draw:fill-color="#99ccff"/>
      <style:paragraph-properties fo:margin-left="3.747cm" fo:margin-right="0cm" fo:line-height="105%" fo:text-align="end" style:justify-single-word="false" fo:text-indent="-3.747cm" style:auto-text-indent="false" fo:background-color="transparent"/>
      <style:text-properties fo:color="#666666" loext:opacity="100%" style:font-name="Times New Roman" fo:font-family="'Times New Roman'" style:font-family-generic="roman" style:font-pitch="variable" fo:font-size="13pt" fo:font-weight="bold" style:font-size-asian="13pt" style:font-size-complex="13pt"/>
    </style:style>
    <style:style style:name="Tabelle-überschriften" style:family="paragraph" style:parent-style-name="Table_20_Contents" style:class="extra">
      <style:paragraph-properties fo:line-height="105%" fo:text-align="justify" style:justify-single-word="false"/>
      <style:text-properties fo:color="#333333" loext:opacity="100%" style:font-name="Arial" fo:font-family="Arial" style:font-family-generic="swiss" style:font-pitch="variable" fo:font-size="13pt"/>
    </style:style>
    <style:style style:name="Abbildung-Anmerkung" style:family="paragraph" style:parent-style-name="Illustration" style:class="extra">
      <style:paragraph-properties fo:margin-top="0cm" fo:margin-bottom="0cm" style:contextual-spacing="false"/>
    </style:style>
    <style:style style:name="Deckblatt_3a__20_Standard" style:display-name="Deckblatt: Standard" style:family="paragraph" style:parent-style-name="Standard">
      <style:paragraph-properties fo:line-height="150%" fo:text-align="center" style:justify-single-word="false"/>
      <style:text-properties fo:text-transform="uppercase" style:font-name="Nimbus Sans L" fo:font-family="'Nimbus Sans L'" style:font-family-generic="swiss" style:font-pitch="variable" fo:font-size="16pt" fo:language="de" fo:country="DE" fo:background-color="transparent" style:font-size-asian="16pt" style:font-size-complex="16pt"/>
    </style:style>
    <style:style style:name="Quellenhinweis" style:family="paragraph" style:parent-style-name="Illustration">
      <style:paragraph-properties fo:margin-top="0cm" fo:margin-bottom="0cm" style:contextual-spacing="false" fo:text-align="center" style:justify-single-word="false"/>
      <style:text-properties fo:font-style="italic" fo:font-weight="normal"/>
    </style:style>
    <style:style style:name="Abkürzungsverzeichnis_20_Überschrift" style:display-name="Abkürzungsverzeichnis Überschrift" style:family="paragraph" style:parent-style-name="Table_20_index_20_heading">
      <style:paragraph-properties fo:margin-top="0.42cm" fo:margin-bottom="0.409cm" style:contextual-spacing="false"/>
      <style:text-properties style:font-name="Arial1" fo:font-family="Arial" style:font-style-name="Bold" style:font-family-generic="swiss" style:font-pitch="variable"/>
    </style:style>
    <style:style style:name="Lebenslauf-Überschrift" style:family="paragraph" style:parent-style-name="User_20_Index_20_Heading" style:next-style-name="Normal-text-ohne-Einzug" style:master-page-name="">
      <loext:graphic-properties draw:fill="none" draw:fill-color="#99ccff"/>
      <style:paragraph-properties fo:text-align="center" style:justify-single-word="false" style:page-number="auto" fo:background-color="transparent" style:shadow="none">
        <style:tab-stops/>
      </style:paragraph-properties>
    </style:style>
    <style:style style:name="Normal-text-ohne-Einzug" style:family="paragraph" style:parent-style-name="Normal-text" style:next-style-name="Normal-text">
      <style:text-properties style:font-name="Arial3" fo:font-family="Arial" style:font-style-name="Regular" style:font-family-generic="swiss" style:font-pitch="variable"/>
    </style:style>
    <style:style style:name="Litverz-Einträge" style:family="paragraph" style:parent-style-name="Table_20_Contents" style:master-page-name="">
      <style:paragraph-properties fo:margin-left="1.649cm" fo:margin-right="0cm" fo:line-height="150%" fo:text-indent="-1.02cm" style:auto-text-indent="false" style:page-number="auto">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Nimbus Sans L3" fo:font-family="'Nimbus Sans L'" style:font-style-name="Standard" style:font-family-generic="swiss" style:font-pitch="variable"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ignature" style:family="paragraph" style:parent-style-name="Standard" style:class="text">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Addressee" style:family="paragraph" style:parent-style-name="Standard" style:class="extra">
      <style:paragraph-properties text:number-lines="false" text:line-number="0"/>
    </style:style>
    <style:style style:name="Figure" style:family="paragraph" style:parent-style-name="Caption" style:class="extra"/>
    <style:style style:name="Salutation" style:family="paragraph" style:parent-style-name="Standard" style:class="text">
      <style:paragraph-properties text:number-lines="false" text:line-number="0"/>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irst_20_Paragraph" style:display-name="First Paragraph" style:family="paragraph" style:parent-style-name="Text_20_body" style:next-style-name="Text_20_body"/>
    <style:style style:name="First_20_paragraph" style:display-name="First paragraph" style:family="paragraph" style:parent-style-name="Text_20_body" style:next-style-name="Text_20_body" style:class="text"/>
    <style:style style:name="Heading43" style:family="paragraph" style:parent-style-name="Heading_20_3" style:default-outline-level="" style:list-style-name=""/>
    <style:style style:name="Defea" style:family="paragraph" style:parent-style-name="Heading_20_3" style:default-outline-level="" style:list-style-nam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style>
    <style:style style:name="Head" style:family="paragraph" style:parent-style-name="Normal-text">
      <style:paragraph-properties fo:line-height="150%" fo:text-align="justify" style:justify-single-word="false"/>
      <style:text-properties style:font-name="Arial" fo:font-family="Arial" style:font-family-generic="swiss" style:font-pitch="variable" fo:language="de" fo:country="DE" officeooo:rsid="0259b246"/>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3" fo:font-family="'Nimbus Roman No9 L'" style:font-style-name="Standard" style:font-family-generic="roman" style:font-pitch="variabl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loext:opacity="1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medium-normal" style:family="text"/>
    <style:style style:name="medium-bold" style:family="text"/>
    <style:style style:name="Placeholder" style:family="text">
      <style:text-properties fo:font-variant="small-caps" fo:color="#008080" loext:opacity="10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loext:opacity="0%" style:text-underline-style="none"/>
    </style:style>
    <style:style style:name="Zeichenformat"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Formula" style:family="graphic">
      <style:graphic-properties text:anchor-type="as-char" svg:y="0cm" fo:margin-left="0.201cm" fo:margin-right="0.201cm" style:vertical-pos="middle" style:vertical-rel="text" fo:background-color="transparent" draw:fill="none" draw:fill-color="#99ccff"/>
    </style:style>
    <text:outline-style style:name="Outline">
      <text:outline-level-style text:level="1" loext:num-list-format="%1%" style:num-format="1">
        <style:list-level-properties text:min-label-width="0.499cm"/>
      </text:outline-level-style>
      <text:outline-level-style text:level="2" loext:num-list-format="%1%.%2%" style:num-format="1" text:display-levels="2">
        <style:list-level-properties text:min-label-width="1.016cm"/>
      </text:outline-level-style>
      <text:outline-level-style text:level="3" loext:num-list-format="%1%.%2%.%3%" style:num-format="1" text:display-levels="3">
        <style:list-level-properties text:space-before="0.12cm" text:min-label-width="1.27cm"/>
      </text:outline-level-style>
      <text:outline-level-style text:level="4" loext:num-list-format="%1%.%2%.%3%.%4%" style:num-format="1" text:display-levels="4">
        <style:list-level-properties text:min-label-width="1.524cm"/>
      </text:outline-level-style>
      <text:outline-level-style text:level="5" loext:num-list-format="%1%.%2%.%3%.%4%.%5%" style:num-format="1" text:display-levels="5">
        <style:list-level-properties text:min-label-width="1.778cm"/>
      </text:outline-level-style>
      <text:outline-level-style text:level="6" loext:num-list-format="%1%.%2%.%3%.%4%.%5%.%6%" style:num-format="1" text:display-levels="6">
        <style:list-level-properties text:min-label-width="2.032cm"/>
      </text:outline-level-style>
      <text:outline-level-style text:level="7" loext:num-list-format="%1%.%2%.%3%.%4%.%5%.%6%.%7%" style:num-format="1" text:display-levels="7">
        <style:list-level-properties text:min-label-width="2.286cm"/>
      </text:outline-level-style>
      <text:outline-level-style text:level="8" loext:num-list-format="%1%.%2%.%3%.%4%.%5%.%6%.%7%.%8%" style:num-format="1" text:display-levels="8">
        <style:list-level-properties text:min-label-width="2.54cm"/>
      </text:outline-level-style>
      <text:outline-level-style text:level="9" loext:num-list-format="%1%.%2%.%3%.%4%.%5%.%6%.%7%.%8%.%9%" style:num-format="1" text:display-levels="9">
        <style:list-level-properties text:min-label-width="2.794cm"/>
      </text:outline-level-style>
      <text:outline-level-style text:level="10" loext:num-list-format="%10%" style:num-format="">
        <style:list-level-properties/>
      </text:outline-level-style>
    </text:outline-style>
    <text:list-style style:name="WW8Num1" text:consecutive-numbering="true">
      <text:list-level-style-number text:level="1" loext:num-list-format="%1%." style:num-suffix="." style:num-format="1">
        <style:list-level-properties text:space-before="1.997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2" text:consecutive-numbering="true">
      <text:list-level-style-number text:level="1" loext:num-list-format="%1%." style:num-suffix="." style:num-format="1">
        <style:list-level-properties text:space-before="1.498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3" text:consecutive-numbering="true">
      <text:list-level-style-number text:level="1" loext:num-list-format="%1%." style:num-suffix="." style:num-format="1">
        <style:list-level-properties text:space-before="0.998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4" text:consecutive-numbering="true">
      <text:list-level-style-number text:level="1" loext:num-list-format="%1%." style:num-suffix="." style:num-format="1">
        <style:list-level-properties text:space-before="0.499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5" text:consecutive-numbering="true">
      <text:list-level-style-bullet text:level="1" text:style-name="Zeichenformat" loext:num-list-format="%1%" text:bullet-char="">
        <style:list-level-properties text:space-before="1.997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6" text:consecutive-numbering="true">
      <text:list-level-style-bullet text:level="1" text:style-name="Zeichenformat" loext:num-list-format="%1%" text:bullet-char="">
        <style:list-level-properties text:space-before="1.498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7" text:consecutive-numbering="true">
      <text:list-level-style-bullet text:level="1" text:style-name="Zeichenformat" loext:num-list-format="%1%" text:bullet-char="">
        <style:list-level-properties text:space-before="0.998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8" text:consecutive-numbering="true">
      <text:list-level-style-bullet text:level="1" text:style-name="Zeichenformat" loext:num-list-format="%1%" text:bullet-char="">
        <style:list-level-properties text:space-before="0.499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9"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10" text:consecutive-numbering="true">
      <text:list-level-style-bullet text:level="1" text:style-name="Zeichenformat" loext:num-list-format="%1%" text:bullet-char="">
        <style:list-level-properties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11"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12">
      <text:list-level-style-number text:level="1" loext:num-list-format="%1%." style:num-suffix="." style:num-format="1">
        <style:list-level-properties text:min-label-width="1.27cm"/>
      </text:list-level-style-number>
      <text:list-level-style-number text:level="2" loext:num-list-format="%1%.%2%." style:num-suffix="." style:num-format="1" text:display-levels="2">
        <style:list-level-properties text:space-before="0.635cm" text:min-label-width="1.905cm"/>
      </text:list-level-style-number>
      <text:list-level-style-number text:level="3" loext:num-list-format="%1%.%2%.%3%." style:num-suffix="." style:num-format="1" text:display-levels="3">
        <style:list-level-properties text:space-before="1.27cm" text:min-label-width="2.54cm"/>
      </text:list-level-style-number>
      <text:list-level-style-number text:level="4" loext:num-list-format="%1%.%2%.%3%.%4%." style:num-suffix="." style:num-format="1" text:display-levels="4">
        <style:list-level-properties text:space-before="1.905cm" text:min-label-width="3.175cm"/>
      </text:list-level-style-number>
      <text:list-level-style-number text:level="5" loext:num-list-format="%1%.%2%.%3%.%4%.%5%." style:num-suffix="." style:num-format="1" text:display-levels="5">
        <style:list-level-properties text:space-before="2.54cm" text:min-label-width="3.81cm"/>
      </text:list-level-style-number>
      <text:list-level-style-number text:level="6" loext:num-list-format="%1%.%2%.%3%.%4%.%5%.%6%." style:num-suffix="." style:num-format="1" text:display-levels="6">
        <style:list-level-properties text:space-before="3.175cm" text:min-label-width="4.445cm"/>
      </text:list-level-style-number>
      <text:list-level-style-number text:level="7" loext:num-list-format="%1%.%2%.%3%.%4%.%5%.%6%.%7%." style:num-suffix="." style:num-format="1" text:display-levels="7">
        <style:list-level-properties text:space-before="3.81cm" text:min-label-width="5.08cm"/>
      </text:list-level-style-number>
      <text:list-level-style-number text:level="8" loext:num-list-format="%1%.%2%.%3%.%4%.%5%.%6%.%7%.%8%." style:num-suffix="." style:num-format="1" text:display-levels="8">
        <style:list-level-properties text:space-before="4.445cm" text:min-label-width="5.715cm"/>
      </text:list-level-style-number>
      <text:list-level-style-number text:level="9" loext:num-list-format="%1%.%2%.%3%.%4%.%5%.%6%.%7%.%8%.%9%." style:num-suffix="." style:num-format="1" text:display-levels="9">
        <style:list-level-properties text:space-before="5.08cm" text:min-label-width="6.35cm"/>
      </text:list-level-style-number>
      <text:list-level-style-number text:level="10" loext:num-list-format="%10%." style:num-suffix="." style:num-format="1">
        <style:list-level-properties text:space-before="4.502cm" text:min-label-width="0.499cm"/>
      </text:list-level-style-number>
    </text:list-style>
    <text:list-style style:name="WW8Num13">
      <text:list-level-style-number text:level="1" loext:num-list-format="%1%" style:num-format="1">
        <style:list-level-properties text:min-label-width="0.762cm"/>
      </text:list-level-style-number>
      <text:list-level-style-number text:level="2" loext:num-list-format="%1%.%2%" style:num-format="1" text:display-levels="2">
        <style:list-level-properties text:min-label-width="1.016cm"/>
      </text:list-level-style-number>
      <text:list-level-style-number text:level="3" loext:num-list-format="%1%.%2%.%3%" style:num-format="1" text:display-levels="3">
        <style:list-level-properties text:min-label-width="1.27cm"/>
      </text:list-level-style-number>
      <text:list-level-style-number text:level="4" loext:num-list-format="%1%.%2%.%3%.%4%" style:num-format="1" text:display-levels="4">
        <style:list-level-properties text:min-label-width="1.524cm"/>
      </text:list-level-style-number>
      <text:list-level-style-number text:level="5" loext:num-list-format="%1%.%2%.%3%.%4%.%5%" style:num-format="1" text:display-levels="5">
        <style:list-level-properties text:min-label-width="1.778cm"/>
      </text:list-level-style-number>
      <text:list-level-style-number text:level="6" loext:num-list-format="%1%.%2%.%3%.%4%.%5%.%6%" style:num-format="1" text:display-levels="6">
        <style:list-level-properties text:min-label-width="2.032cm"/>
      </text:list-level-style-number>
      <text:list-level-style-number text:level="7" loext:num-list-format="%1%.%2%.%3%.%4%.%5%.%6%.%7%" style:num-format="1" text:display-levels="7">
        <style:list-level-properties text:min-label-width="2.286cm"/>
      </text:list-level-style-number>
      <text:list-level-style-number text:level="8" loext:num-list-format="%1%.%2%.%3%.%4%.%5%.%6%.%7%.%8%" style:num-format="1" text:display-levels="8">
        <style:list-level-properties text:min-label-width="2.54cm"/>
      </text:list-level-style-number>
      <text:list-level-style-number text:level="9" loext:num-list-format="%1%.%2%.%3%.%4%.%5%.%6%.%7%.%8%.%9%" style:num-format="1" text:display-levels="9">
        <style:list-level-properties text:min-label-width="2.794cm"/>
      </text:list-level-style-number>
      <text:list-level-style-number text:level="10" loext:num-list-format="%10%." style:num-suffix="." style:num-format="1">
        <style:list-level-properties text:space-before="4.502cm" text:min-label-width="0.499cm"/>
      </text:list-level-style-number>
    </text:list-style>
    <text:list-style style:name="WW8Num14">
      <text:list-level-style-number text:level="1" loext:num-list-format="%1%)" style:num-suffix=")" style:num-format="1">
        <style:list-level-properties text:min-label-width="0.635cm"/>
      </text:list-level-style-number>
      <text:list-level-style-number text:level="2" loext:num-list-format="%2%)" style:num-suffix=")" style:num-format="a" style:num-letter-sync="true">
        <style:list-level-properties text:space-before="0.635cm" text:min-label-width="0.635cm"/>
      </text:list-level-style-number>
      <text:list-level-style-number text:level="3" loext:num-list-format="%3%)" style:num-suffix=")" style:num-format="i">
        <style:list-level-properties text:space-before="1.27cm" text:min-label-width="0.635cm"/>
      </text:list-level-style-number>
      <text:list-level-style-number text:level="4" loext:num-list-format="(%4%)" style:num-prefix="(" style:num-suffix=")" style:num-format="1">
        <style:list-level-properties text:space-before="1.905cm" text:min-label-width="0.635cm"/>
      </text:list-level-style-number>
      <text:list-level-style-number text:level="5" loext:num-list-format="(%5%)" style:num-prefix="(" style:num-suffix=")" style:num-format="a" style:num-letter-sync="true">
        <style:list-level-properties text:space-before="2.54cm" text:min-label-width="0.635cm"/>
      </text:list-level-style-number>
      <text:list-level-style-number text:level="6" loext:num-list-format="(%6%)" style:num-prefix="(" style:num-suffix=")" style:num-format="i">
        <style:list-level-properties text:space-before="3.175cm" text:min-label-width="0.635cm"/>
      </text:list-level-style-number>
      <text:list-level-style-number text:level="7" loext:num-list-format="%7%." style:num-suffix="." style:num-format="1">
        <style:list-level-properties text:space-before="3.81cm" text:min-label-width="0.635cm"/>
      </text:list-level-style-number>
      <text:list-level-style-number text:level="8" loext:num-list-format="%8%." style:num-suffix="." style:num-format="a" style:num-letter-sync="true">
        <style:list-level-properties text:space-before="4.445cm" text:min-label-width="0.635cm"/>
      </text:list-level-style-number>
      <text:list-level-style-number text:level="9" loext:num-list-format="%9%." style:num-suffix="." style:num-format="i">
        <style:list-level-properties text:space-before="5.08cm" text:min-label-width="0.635cm"/>
      </text:list-level-style-number>
      <text:list-level-style-number text:level="10" loext:num-list-format="%10%." style:num-suffix="." style:num-format="1">
        <style:list-level-properties text:space-before="4.502cm" text:min-label-width="0.499cm"/>
      </text:list-level-style-number>
    </text:list-style>
    <text:list-style style:name="WW8Num15"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16"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17">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1.27cm"/>
      </text:list-level-style-number>
      <text:list-level-style-number text:level="4" loext:num-list-format="%1%.%2%.%3%.%4%." style:num-suffix="." style:num-format="1" text:display-levels="4">
        <style:list-level-properties text:space-before="1.905cm" text:min-label-width="1.905cm"/>
      </text:list-level-style-number>
      <text:list-level-style-number text:level="5" loext:num-list-format="%1%.%2%.%3%.%4%.%5%." style:num-suffix="." style:num-format="1" text:display-levels="5">
        <style:list-level-properties text:space-before="2.54cm" text:min-label-width="1.905cm"/>
      </text:list-level-style-number>
      <text:list-level-style-number text:level="6" loext:num-list-format="%1%.%2%.%3%.%4%.%5%.%6%." style:num-suffix="." style:num-format="1" text:display-levels="6">
        <style:list-level-properties text:space-before="3.175cm" text:min-label-width="2.54cm"/>
      </text:list-level-style-number>
      <text:list-level-style-number text:level="7" loext:num-list-format="%1%.%2%.%3%.%4%.%5%.%6%.%7%." style:num-suffix="." style:num-format="1" text:display-levels="7">
        <style:list-level-properties text:space-before="3.81cm" text:min-label-width="2.54cm"/>
      </text:list-level-style-number>
      <text:list-level-style-number text:level="8" loext:num-list-format="%1%.%2%.%3%.%4%.%5%.%6%.%7%.%8%." style:num-suffix="." style:num-format="1" text:display-levels="8">
        <style:list-level-properties text:space-before="4.445cm" text:min-label-width="3.175cm"/>
      </text:list-level-style-number>
      <text:list-level-style-number text:level="9" loext:num-list-format="%1%.%2%.%3%.%4%.%5%.%6%.%7%.%8%.%9%." style:num-suffix="." style:num-format="1" text:display-levels="9">
        <style:list-level-properties text:space-before="5.08cm" text:min-label-width="3.175cm"/>
      </text:list-level-style-number>
      <text:list-level-style-number text:level="10" loext:num-list-format="%10%." style:num-suffix="." style:num-format="1">
        <style:list-level-properties text:space-before="4.502cm" text:min-label-width="0.499cm"/>
      </text:list-level-style-number>
    </text:list-style>
    <text:list-style style:name="WW8Num18">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1.27cm"/>
      </text:list-level-style-number>
      <text:list-level-style-number text:level="4" loext:num-list-format="%1%.%2%.%3%.%4%." style:num-suffix="." style:num-format="1" text:display-levels="4">
        <style:list-level-properties text:space-before="1.905cm" text:min-label-width="1.905cm"/>
      </text:list-level-style-number>
      <text:list-level-style-number text:level="5" loext:num-list-format="%1%.%2%.%3%.%4%.%5%." style:num-suffix="." style:num-format="1" text:display-levels="5">
        <style:list-level-properties text:space-before="2.54cm" text:min-label-width="1.905cm"/>
      </text:list-level-style-number>
      <text:list-level-style-number text:level="6" loext:num-list-format="%1%.%2%.%3%.%4%.%5%.%6%." style:num-suffix="." style:num-format="1" text:display-levels="6">
        <style:list-level-properties text:space-before="3.175cm" text:min-label-width="2.54cm"/>
      </text:list-level-style-number>
      <text:list-level-style-number text:level="7" loext:num-list-format="%1%.%2%.%3%.%4%.%5%.%6%.%7%." style:num-suffix="." style:num-format="1" text:display-levels="7">
        <style:list-level-properties text:space-before="3.81cm" text:min-label-width="2.54cm"/>
      </text:list-level-style-number>
      <text:list-level-style-number text:level="8" loext:num-list-format="%1%.%2%.%3%.%4%.%5%.%6%.%7%.%8%." style:num-suffix="." style:num-format="1" text:display-levels="8">
        <style:list-level-properties text:space-before="4.445cm" text:min-label-width="3.175cm"/>
      </text:list-level-style-number>
      <text:list-level-style-number text:level="9" loext:num-list-format="%1%.%2%.%3%.%4%.%5%.%6%.%7%.%8%.%9%." style:num-suffix="." style:num-format="1" text:display-levels="9">
        <style:list-level-properties text:space-before="5.08cm" text:min-label-width="3.175cm"/>
      </text:list-level-style-number>
      <text:list-level-style-number text:level="10" loext:num-list-format="%10%." style:num-suffix="." style:num-format="1">
        <style:list-level-properties text:space-before="4.502cm" text:min-label-width="0.499cm"/>
      </text:list-level-style-number>
    </text:list-style>
    <text:list-style style:name="WW8Num19"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0"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1">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1.27cm"/>
      </text:list-level-style-number>
      <text:list-level-style-number text:level="4" loext:num-list-format="%1%.%2%.%3%.%4%." style:num-suffix="." style:num-format="1" text:display-levels="4">
        <style:list-level-properties text:space-before="1.905cm" text:min-label-width="1.905cm"/>
      </text:list-level-style-number>
      <text:list-level-style-number text:level="5" loext:num-list-format="%1%.%2%.%3%.%4%.%5%." style:num-suffix="." style:num-format="1" text:display-levels="5">
        <style:list-level-properties text:space-before="2.54cm" text:min-label-width="1.905cm"/>
      </text:list-level-style-number>
      <text:list-level-style-number text:level="6" loext:num-list-format="%1%.%2%.%3%.%4%.%5%.%6%." style:num-suffix="." style:num-format="1" text:display-levels="6">
        <style:list-level-properties text:space-before="3.175cm" text:min-label-width="2.54cm"/>
      </text:list-level-style-number>
      <text:list-level-style-number text:level="7" loext:num-list-format="%1%.%2%.%3%.%4%.%5%.%6%.%7%." style:num-suffix="." style:num-format="1" text:display-levels="7">
        <style:list-level-properties text:space-before="3.81cm" text:min-label-width="2.54cm"/>
      </text:list-level-style-number>
      <text:list-level-style-number text:level="8" loext:num-list-format="%1%.%2%.%3%.%4%.%5%.%6%.%7%.%8%." style:num-suffix="." style:num-format="1" text:display-levels="8">
        <style:list-level-properties text:space-before="4.445cm" text:min-label-width="3.175cm"/>
      </text:list-level-style-number>
      <text:list-level-style-number text:level="9" loext:num-list-format="%1%.%2%.%3%.%4%.%5%.%6%.%7%.%8%.%9%." style:num-suffix="." style:num-format="1" text:display-levels="9">
        <style:list-level-properties text:space-before="5.08cm" text:min-label-width="3.175cm"/>
      </text:list-level-style-number>
      <text:list-level-style-number text:level="10" loext:num-list-format="%10%." style:num-suffix="." style:num-format="1">
        <style:list-level-properties text:space-before="4.502cm" text:min-label-width="0.499cm"/>
      </text:list-level-style-number>
    </text:list-style>
    <text:list-style style:name="WW8Num22"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3"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4"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5">
      <text:list-level-style-bullet text:level="1" text:style-name="Zeichenformat" loext:num-list-format="%1%"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011cm" text:min-label-width="0.635cm"/>
        <style:text-properties style:font-name="Courier New"/>
      </text:list-level-style-bullet>
      <text:list-level-style-bullet text:level="3" text:style-name="Zeichenformat" loext:num-list-format="%3%" text:bullet-char="">
        <style:list-level-properties text:space-before="3.281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821cm" text:min-label-width="0.635cm"/>
        <style:text-properties style:font-name="Courier New"/>
      </text:list-level-style-bullet>
      <text:list-level-style-bullet text:level="6" text:style-name="Zeichenformat" loext:num-list-format="%6%" text:bullet-char="">
        <style:list-level-properties text:space-before="7.091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631cm" text:min-label-width="0.635cm"/>
        <style:text-properties style:font-name="Courier New"/>
      </text:list-level-style-bullet>
      <text:list-level-style-bullet text:level="9" text:style-name="Zeichenformat" loext:num-list-format="%9%" text:bullet-char="">
        <style:list-level-properties text:space-before="10.901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6"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7"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8"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9"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0"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1"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2" text:consecutive-numbering="true">
      <text:list-level-style-bullet text:level="1" text:style-name="Zeichenformat" loext:num-list-format="%1%"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011cm" text:min-label-width="0.635cm"/>
        <style:text-properties style:font-name="Courier New"/>
      </text:list-level-style-bullet>
      <text:list-level-style-bullet text:level="3" text:style-name="Zeichenformat" loext:num-list-format="%3%" text:bullet-char="">
        <style:list-level-properties text:space-before="3.281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821cm" text:min-label-width="0.635cm"/>
        <style:text-properties style:font-name="Courier New"/>
      </text:list-level-style-bullet>
      <text:list-level-style-bullet text:level="6" text:style-name="Zeichenformat" loext:num-list-format="%6%" text:bullet-char="">
        <style:list-level-properties text:space-before="7.091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631cm" text:min-label-width="0.635cm"/>
        <style:text-properties style:font-name="Courier New"/>
      </text:list-level-style-bullet>
      <text:list-level-style-bullet text:level="9" text:style-name="Zeichenformat" loext:num-list-format="%9%" text:bullet-char="">
        <style:list-level-properties text:space-before="10.901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3"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Abb." text:consecutive-numbering="true">
      <text:list-level-style-number text:level="1" text:style-name="Numbering_20_Symbols" loext:num-list-format="Abb. %1%:" style:num-prefix="Abb. " style:num-suffix=":" style:num-format="1">
        <style:list-level-properties text:min-label-width="1.499cm"/>
      </text:list-level-style-number>
      <text:list-level-style-number text:level="2" text:style-name="Numbering_20_Symbols" loext:num-list-format="Abb. %2%:" style:num-prefix="Abb. " style:num-suffix=":" style:num-format="1">
        <style:list-level-properties text:min-label-width="1.499cm"/>
      </text:list-level-style-number>
      <text:list-level-style-number text:level="3" text:style-name="Numbering_20_Symbols" loext:num-list-format="Abb. %3%:" style:num-prefix="Abb. " style:num-suffix=":" style:num-format="1">
        <style:list-level-properties text:min-label-width="1.499cm"/>
      </text:list-level-style-number>
      <text:list-level-style-number text:level="4" text:style-name="Numbering_20_Symbols" loext:num-list-format="Abb. %4%:" style:num-prefix="Abb. " style:num-suffix=":" style:num-format="1">
        <style:list-level-properties text:min-label-width="1.499cm"/>
      </text:list-level-style-number>
      <text:list-level-style-number text:level="5" text:style-name="Numbering_20_Symbols" loext:num-list-format="Abb. %5%:" style:num-prefix="Abb. " style:num-suffix=":" style:num-format="1">
        <style:list-level-properties text:min-label-width="1.499cm"/>
      </text:list-level-style-number>
      <text:list-level-style-number text:level="6" text:style-name="Numbering_20_Symbols" loext:num-list-format="Abb. %6%:" style:num-prefix="Abb. " style:num-suffix=":" style:num-format="1">
        <style:list-level-properties text:min-label-width="1.499cm"/>
      </text:list-level-style-number>
      <text:list-level-style-number text:level="7" text:style-name="Numbering_20_Symbols" loext:num-list-format="Abb. %7%:" style:num-prefix="Abb. " style:num-suffix=":" style:num-format="1">
        <style:list-level-properties text:min-label-width="1.499cm"/>
      </text:list-level-style-number>
      <text:list-level-style-number text:level="8" text:style-name="Numbering_20_Symbols" loext:num-list-format="Abb. %8%:" style:num-prefix="Abb. " style:num-suffix=":" style:num-format="1">
        <style:list-level-properties text:min-label-width="1.499cm"/>
      </text:list-level-style-number>
      <text:list-level-style-number text:level="9" text:style-name="Numbering_20_Symbols" loext:num-list-format="Abb. %9%:" style:num-prefix="Abb. " style:num-suffix=":" style:num-format="1">
        <style:list-level-properties text:min-label-width="1.499cm"/>
      </text:list-level-style-number>
      <text:list-level-style-number text:level="10" text:style-name="Numbering_20_Symbols" loext:num-list-format="Abb. %10%:" style:num-prefix="Abb. " style:num-suffix=":" style:num-format="1">
        <style:list-level-properties text:min-label-width="1.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de" fo:country="DE"/>
    </style:style>
    <style:style style:name="MP2" style:family="paragraph" style:parent-style-name="Footer">
      <style:paragraph-properties fo:text-align="end" style:justify-single-word="false"/>
      <style:text-properties fo:language="de" fo:country="DE" officeooo:rsid="02514d0b" officeooo:paragraph-rsid="027bc381"/>
    </style:style>
    <style:style style:name="MP3" style:family="paragraph" style:parent-style-name="Footer">
      <style:paragraph-properties fo:text-align="start" style:justify-single-word="false"/>
      <style:text-properties style:font-name="Arial" fo:language="de" fo:country="DE" officeooo:paragraph-rsid="00f8eb1a"/>
    </style:style>
    <style:style style:name="MP4" style:family="paragraph" style:parent-style-name="Footer">
      <style:paragraph-properties fo:text-align="end" style:justify-single-word="false"/>
      <style:text-properties fo:font-variant="small-caps" style:font-name="Nimbus Roman No9 L" fo:font-size="10pt" fo:language="de" fo:country="DE" style:font-size-asian="10pt" style:font-size-complex="10pt"/>
    </style:style>
    <style:style style:name="MP5" style:family="paragraph" style:parent-style-name="Footer">
      <style:text-properties officeooo:rsid="024f7558" officeooo:paragraph-rsid="024f7558"/>
    </style:style>
    <style:page-layout style:name="Mpm1">
      <style:page-layout-properties fo:page-width="21.001cm" fo:page-height="29.7cm" style:num-format="i" style:print-orientation="portrait" fo:margin-top="2.54cm" fo:margin-bottom="1.27cm" fo:margin-left="3.81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0.771cm" fo:background-color="transparent" style:dynamic-spacing="true" draw:fill="none" draw:fill-color="#99ccff"/>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6">
      <style:page-layout-properties fo:page-width="21.001cm" fo:page-height="29.7cm" style:num-format="I"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right" style:rel-width="25%" style:color="#000000"/>
      </style:page-layout-properties>
      <style:header-style/>
      <style:footer-style>
        <style:header-footer-properties fo:min-height="1.27cm" fo:margin-left="0cm" fo:margin-right="0cm" fo:margin-top="0.499cm" fo:background-color="transparent" style:dynamic-spacing="true" draw:fill="none" draw:fill-color="#99ccff"/>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footer>
        <text:p text:style-name="MP1"><text:page-number text:select-page="current">0</text:page-number></text:p>
      </style:footer>
    </style:master-page>
    <style:master-page style:name="First_20_Page" style:display-name="First Page" style:page-layout-name="Mpm2" draw:style-name="Mdp1" style:next-style-name="Verzeichnisse"/>
    <style:master-page style:name="Footnote" style:page-layout-name="Mpm3" draw:style-name="Mdp1"/>
    <style:master-page style:name="Endnote" style:page-layout-name="Mpm3" draw:style-name="Mdp1"/>
    <style:master-page style:name="Verzeichnisse" style:page-layout-name="Mpm4" draw:style-name="Mdp1" style:next-style-name="Index">
      <style:footer>
        <text:p text:style-name="MP2"/>
      </style:footer>
    </style:master-page>
    <style:master-page style:name="Textseiten" style:page-layout-name="Mpm5" draw:style-name="Mdp1">
      <style:footer>
        <text:p text:style-name="MP3"><text:page-number text:select-page="current">2</text:page-number></text:p>
      </style:footer>
    </style:master-page>
    <style:master-page style:name="Anhänge" style:page-layout-name="Mpm6" draw:style-name="Mdp2">
      <style:footer>
        <text:p text:style-name="MP4"><text:page-number style:num-format="I" text:select-page="current">III</text:page-number></text:p>
      </style:footer>
    </style:master-page>
    <style:master-page style:name="HTML" style:page-layout-name="Mpm7" draw:style-name="Mdp1"/>
    <style:master-page style:name="Index" style:page-layout-name="Mpm8" draw:style-name="Mdp1" style:next-style-name="Textseiten">
      <style:footer>
        <text:p text:style-name="MP5"><text:tab/><text:tab/><text:tab/><text:tab/><text:tab/><text:tab/><text:tab/><text:tab/> <text:s/><text:tab/> <text:s text:c="4"/><text:page-number style:num-format="i" text:select-page="current" text:page-adjust="-1">ii</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Advanced-Workbook</dc:title>
    <dc:subject>Der Lizenztext der GNU LGPL Lizenz ist zu finden unter http://www.gnu.org/licenses/lgpl.html &lt;br&gt;Eine deutsche Übersetzung unter http://www.gnu.de/documents/lgpl.de.html &lt;br&gt;&lt;br&gt;Die Vorlage wird verteilt in der Hoffnung, dass sie Nutzen für den Anwender bringt, aber OHNE JEDE GARANTIE. Es bestehen weder Gewährleistungsansprüche irgendwelcher Art noch die Zusicherung irgendwelcher Eigenschaften. Bitte lesen Sie den Lizenztext der GNU LGPL für detailierte Informationen.&lt;br&gt; &lt;br&gt;This template is free software; you can redistribute it and/or modify it under the terms of the GNU Lesser General Public License version 2.1, as published by the Free Software Foundation. The complete licensing terms of the GNU LGPL can be found at http://www.gnu.org/licenses/lgpl.html. This library is distributed in the hope that it will be useful, but WITHOUT ANY WARRANTY; without even the implied warranty of MERCHANTABILITY or FITNESS FOR A PARTICULAR PURPOSE. See the GNU Lesser General Public License for more details. &lt;br&gt;&lt;br&gt;-----------------------------------------------------------  &lt;br&gt;&lt;br&gt;Diese Vorlage ist nicht für Microsoft Word erhältlich.</dc:subject>
    <meta:creation-date>2024-05-09T10:35:39.871297468</meta:creation-date>
    <dc:language>de-DE</dc:language>
    <meta:editing-cycles>463</meta:editing-cycles>
    <meta:editing-duration>PT23H24M59S</meta:editing-duration>
    <dc:description>Diese Dokumentvorlage für OpenOffice/LibreOffice soll eine Hilfe beim Erstellen wissenschaftlicher Arbeiten in der Universität oder Fachhochschule sein. Die Vorlage ist für Linux geeignet. Das Ziel dieser Vorlage ist es, die gängigen Anforderungen zu erfüllen, die an eine Diplomarbeit, Seminararbeit, Hausarbeit, Bachelorarbeit, Masterarbeit, Examensarbeit, Magisterarbeit oder andere wissenschaftliche Arbeit gestellt werden. Üblicherweise hat jedoch jede Universität und jeder Lehrstuhl eigene spezielle Anforderungen an das Layout der Arbeiten. Diese Änderungen können leicht selbst auf Basis dieser Vorlage vorgenommen werden. &lt;br&gt;
-----------------------------------------------------------  &lt;br&gt;
Der Urheber dieser Vorlage ist Gerald Leppert.  &lt;br&gt;
Anregungen, Wünsche und Kritik bitte an:gerald.leppert (at) uni-koeln.de  &lt;br&gt;

Copyright 2011. Alle Rechte vorbehalten. &lt;br&gt;

Diese Vorlage ist freie Software, steht unter der GNU LGPL Lizenz und darf entsprechend dieser verwendet und verbreitet werden. &lt;br&gt;</dc:description>
    <meta:keyword>Wissenschaftliche Hausarbeit</meta:keyword>
    <meta:keyword>Seminararbeit</meta:keyword>
    <meta:keyword>Diplomarbeit</meta:keyword>
    <meta:keyword>Bachelorarbeit</meta:keyword>
    <meta:keyword>Masterarbeit</meta:keyword>
    <meta:keyword>Universität</meta:keyword>
    <meta:keyword>Bildung</meta:keyword>
    <meta:keyword>Magisterarbeit</meta:keyword>
    <meta:keyword>Examensarbeit</meta:keyword>
    <meta:keyword>Linux</meta:keyword>
    <dc:date>2026-01-10T12:51:26.849266114</dc:date>
    <meta:document-statistic meta:table-count="1" meta:image-count="0" meta:object-count="0" meta:page-count="7" meta:paragraph-count="110" meta:word-count="376" meta:character-count="3071" meta:non-whitespace-character-count="2459"/>
    <meta:user-defined meta:name="Info 2"/>
    <meta:user-defined meta:name="Info 3"/>
    <meta:user-defined meta:name="Info 4"/>
    <meta:user-defined meta:name="License">&lt;a href=" http://www.gnu.org/licenses/lgpl.html"&gt;LGPL&lt;/a&gt;</meta:user-defined>
  </office:meta>
</office:document-meta>
</file>